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1.76pt"/>
    </style:style>
    <style:style style:name="co2" style:family="table-column">
      <style:table-column-properties fo:break-before="auto" style:column-width="142.75pt"/>
    </style:style>
    <style:style style:name="co3" style:family="table-column">
      <style:table-column-properties fo:break-before="auto" style:column-width="44.19pt"/>
    </style:style>
    <style:style style:name="co4" style:family="table-column">
      <style:table-column-properties fo:break-before="auto" style:column-width="42.66pt"/>
    </style:style>
    <style:style style:name="co5" style:family="table-column">
      <style:table-column-properties fo:break-before="auto" style:column-width="193.95pt"/>
    </style:style>
    <style:style style:name="co6" style:family="table-column">
      <style:table-column-properties fo:break-before="auto" style:column-width="70.81pt"/>
    </style:style>
    <style:style style:name="co7" style:family="table-column">
      <style:table-column-properties fo:break-before="auto" style:column-width="69.25pt"/>
    </style:style>
    <style:style style:name="co8" style:family="table-column">
      <style:table-column-properties fo:break-before="auto" style:column-width="88.64pt"/>
    </style:style>
    <style:style style:name="co9" style:family="table-column">
      <style:table-column-properties fo:break-before="auto" style:column-width="119.71pt"/>
    </style:style>
    <style:style style:name="co10" style:family="table-column">
      <style:table-column-properties fo:break-before="auto" style:column-width="134.19pt"/>
    </style:style>
    <style:style style:name="co11" style:family="table-column">
      <style:table-column-properties fo:break-before="auto" style:column-width="83.99pt"/>
    </style:style>
    <style:style style:name="co12" style:family="table-column">
      <style:table-column-properties fo:break-before="auto" style:column-width="87.85pt"/>
    </style:style>
    <style:style style:name="co13" style:family="table-column">
      <style:table-column-properties fo:break-before="auto" style:column-width="81.64pt"/>
    </style:style>
    <style:style style:name="co14" style:family="table-column">
      <style:table-column-properties fo:break-before="auto" style:column-width="70.61pt"/>
    </style:style>
    <style:style style:name="co15" style:family="table-column">
      <style:table-column-properties fo:break-before="auto" style:column-width="78.55pt"/>
    </style:style>
    <style:style style:name="co16" style:family="table-column">
      <style:table-column-properties fo:break-before="auto" style:column-width="84.56pt"/>
    </style:style>
    <style:style style:name="co17" style:family="table-column">
      <style:table-column-properties fo:break-before="auto" style:column-width="75.26pt"/>
    </style:style>
    <style:style style:name="co18" style:family="table-column">
      <style:table-column-properties fo:break-before="auto" style:column-width="79.91pt"/>
    </style:style>
    <style:style style:name="co19" style:family="table-column">
      <style:table-column-properties fo:break-before="auto" style:column-width="51.19pt"/>
    </style:style>
    <style:style style:name="co20" style:family="table-column">
      <style:table-column-properties fo:break-before="auto" style:column-width="131.1pt"/>
    </style:style>
    <style:style style:name="co21" style:family="table-column">
      <style:table-column-properties fo:break-before="auto" style:column-width="158.51pt"/>
    </style:style>
    <style:style style:name="co22" style:family="table-column">
      <style:table-column-properties fo:break-before="auto" style:column-width="59.16pt"/>
    </style:style>
    <style:style style:name="co23" style:family="table-column">
      <style:table-column-properties fo:break-before="auto" style:column-width="67.49pt"/>
    </style:style>
    <style:style style:name="co24" style:family="table-column">
      <style:table-column-properties fo:break-before="auto" style:column-width="64.01pt"/>
    </style:style>
    <style:style style:name="co25" style:family="table-column">
      <style:table-column-properties fo:break-before="auto" style:column-width="128.01pt"/>
    </style:style>
    <style:style style:name="co26" style:family="table-column">
      <style:table-column-properties fo:break-before="auto" style:column-width="174.76pt"/>
    </style:style>
    <style:style style:name="co27" style:family="table-column">
      <style:table-column-properties fo:break-before="auto" style:column-width="120.25pt"/>
    </style:style>
    <style:style style:name="co28" style:family="table-column">
      <style:table-column-properties fo:break-before="auto" style:column-width="197.04pt"/>
    </style:style>
    <style:style style:name="co29" style:family="table-column">
      <style:table-column-properties fo:break-before="auto" style:column-width="191.59pt"/>
    </style:style>
    <style:style style:name="co30" style:family="table-column">
      <style:table-column-properties fo:break-before="auto" style:column-width="302.54pt"/>
    </style:style>
    <style:style style:name="co31" style:family="table-column">
      <style:table-column-properties fo:break-before="auto" style:column-width="75.46pt"/>
    </style:style>
    <style:style style:name="co32" style:family="table-column">
      <style:table-column-properties fo:break-before="auto" style:column-width="104.71pt"/>
    </style:style>
    <style:style style:name="co33" style:family="table-column">
      <style:table-column-properties fo:break-before="auto" style:column-width="342.14pt"/>
    </style:style>
    <style:style style:name="co34" style:family="table-column">
      <style:table-column-properties fo:break-before="auto" style:column-width="22.51pt"/>
    </style:style>
    <style:style style:name="co35" style:family="table-column">
      <style:table-column-properties fo:break-before="auto" style:column-width="215.89pt"/>
    </style:style>
    <style:style style:name="co36" style:family="table-column">
      <style:table-column-properties fo:break-before="auto" style:column-width="485.69pt"/>
    </style:style>
    <style:style style:name="co37" style:family="table-column">
      <style:table-column-properties fo:break-before="auto" style:column-width="12.81pt"/>
    </style:style>
    <style:style style:name="co38"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ackground-color="#ffff00"/>
    </style:style>
    <style:style style:name="ce10" style:family="table-cell" style:parent-style-name="Default">
      <style:table-cell-properties fo:background-color="#ff0000"/>
    </style:style>
    <style:style style:name="ce13" style:family="table-cell" style:parent-style-name="Default">
      <style:table-cell-properties fo:background-color="transparent"/>
    </style:style>
    <style:style style:name="ce8" style:family="table-cell" style:parent-style-name="Default" style:data-style-name="N75"/>
    <style:style style:name="ce7" style:family="table-cell" style:parent-style-name="Default" style:data-style-name="N75">
      <style:table-cell-properties fo:border="0.06pt solid #000000"/>
      <style:text-properties fo:font-weight="bold" style:font-weight-asian="bold" style:font-weight-complex="bold"/>
    </style:style>
    <style:style style:name="ce12" style:family="table-cell" style:parent-style-name="Default" style:data-style-name="N37"/>
    <style:style style:name="ce9" style:family="table-cell" style:parent-style-name="Default" style:data-style-name="N75">
      <style:table-cell-properties fo:background-color="#ffff00"/>
    </style:style>
    <style:style style:name="ce20" style:family="table-cell" style:parent-style-name="Default" style:data-style-name="N75">
      <style:table-cell-properties fo:background-color="#ff0000"/>
    </style:style>
    <style:style style:name="ce17" style:family="table-cell" style:parent-style-name="Default" style:data-style-name="N37">
      <style:table-cell-properties fo:background-color="#ffff00"/>
    </style:style>
    <style:style style:name="ce14" style:family="table-cell" style:parent-style-name="Default" style:data-style-name="N75">
      <style:table-cell-properties fo:background-color="transparent"/>
    </style:style>
    <style:style style:name="ce1" style:family="table-cell" style:parent-style-name="Default">
      <style:text-properties fo:font-weight="bold" style:font-weight-asian="bold" style:font-weight-complex="bold"/>
    </style:style>
    <style:style style:name="ce11" style:family="table-cell" style:parent-style-name="Default" style:data-style-name="N84"/>
    <style:style style:name="ce2" style:family="table-cell" style:parent-style-name="Default">
      <style:text-properties fo:font-weight="normal" style:font-weight-asian="normal" style:font-weight-complex="normal"/>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34" style:family="table-cell" style:parent-style-name="Default">
      <style:text-properties style:text-underline-style="solid" style:text-underline-width="auto" style:text-underline-color="font-color"/>
    </style:style>
    <style:style style:name="ce35" style:family="table-cell" style:parent-style-name="Default">
      <style:table-cell-properties fo:wrap-option="wrap"/>
      <style:text-properties style:text-underline-style="solid" style:text-underline-width="auto" style:text-underline-color="font-color"/>
    </style:style>
    <style:style style:name="ce26" style:family="table-cell" style:parent-style-name="Default">
      <style:table-cell-properties fo:wrap-option="wrap"/>
      <style:text-properties fo:hyphenate="true"/>
    </style:style>
    <style:style style:name="ce37" style:family="table-cell" style:parent-style-name="Default">
      <style:table-cell-properties style:text-align-source="fix" style:repeat-content="false"/>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style>
  </office:automatic-styles>
  <office:body>
    <office:spreadsheet>
      <table:calculation-settings table:automatic-find-labels="false" table:use-regular-expressions="false" table:use-wildcards="true"/>
      <table:table table:name="github | gitla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ce8"/>
        <table:table-column table:style-name="co24" table:default-cell-style-name="ce8"/>
        <table:table-column table:style-name="co25" table:default-cell-style-name="ce8"/>
        <table:table-column table:style-name="co25" table:default-cell-style-name="Default"/>
        <table:table-column table:style-name="co24" table:number-columns-repeated="99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integration?</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3" office:value-type="string" calcext:value-type="string">
            <text:p>size (MiB)</text:p>
          </table:table-cell>
          <table:table-cell table:style-name="ce3" office:value-type="string" calcext:value-type="string">
            <text:p># of files</text:p>
          </table:table-cell>
          <table:table-cell table:style-name="ce3" office:value-type="string" calcext:value-type="string">
            <text:p>lines of code</text:p>
          </table:table-cell>
          <table:table-cell table:style-name="ce3" office:value-type="string" calcext:value-type="string">
            <text:p># commits</text:p>
          </table:table-cell>
          <table:table-cell table:style-name="ce7" office:value-type="string" calcext:value-type="string">
            <text:p>first commit</text:p>
          </table:table-cell>
          <table:table-cell table:style-name="ce7" office:value-type="string" calcext:value-type="string">
            <text:p>last commit (up to May 8)</text:p>
          </table:table-cell>
          <table:table-cell table:style-name="ce7" office:value-type="string" calcext:value-type="string">
            <text:p>search strategy</text:p>
          </table:table-cell>
          <table:table-cell table:style-name="ce3" office:value-type="string" calcext:value-type="string">
            <text:p>note</text:p>
          </table:table-cell>
          <table:table-cell table:style-name="ce1" office:value-type="string" calcext:value-type="string">
            <text:p>note 2</text:p>
          </table:table-cell>
          <table:table-cell table:number-columns-repeated="996"/>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float" office:value="38" calcext:value-type="float">
            <text:p>38</text:p>
          </table:table-cell>
          <table:table-cell table:number-columns-repeated="3"/>
          <table:table-cell office:value-type="date" office:date-value="2017-07-09" calcext:value-type="date">
            <text:p>Jul 9, 2017</text:p>
          </table:table-cell>
          <table:table-cell office:value-type="date" office:date-value="2019-05-07" calcext:value-type="date">
            <text:p>May 7, 2019</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97"/>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office:value-type="float" office:value="73.8" calcext:value-type="float">
            <text:p>73.8</text:p>
          </table:table-cell>
          <table:table-cell table:number-columns-repeated="3"/>
          <table:table-cell table:style-name="ce12" office:value-type="date" office:date-value="2015-06-21" calcext:value-type="date">
            <text:p>06/21/15</text:p>
          </table:table-cell>
          <table:table-cell office:value-type="date" office:date-value="2019-05-08" calcext:value-type="date">
            <text:p>May 8, 2019</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97"/>
        </table:table-row>
        <table:table-row table:style-name="ro1">
          <table:table-cell table:style-name="ce4" office:value-type="string" calcext:value-type="string">
            <text:p>xianyi/OpenBLAS</text:p>
          </table:table-cell>
          <table:table-cell table:style-name="ce4" office:value-type="string" calcext:value-type="string">
            <text:p>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fortran</text:p>
          </table:table-cell>
          <table:table-cell table:style-name="ce4" office:value-type="string" calcext:value-type="string">
            <text:p>assembly</text:p>
          </table:table-cell>
          <table:table-cell table:style-name="ce4" office:value-type="string" calcext:value-type="string">
            <text:p>blas</text:p>
          </table:table-cell>
          <table:table-cell table:style-name="ce4" office:value-type="string" calcext:value-type="string">
            <text:p>linear algebra;blas</text:p>
          </table:table-cell>
          <table:table-cell table:style-name="ce4" table:number-columns-repeated="2"/>
          <table:table-cell office:value-type="string" calcext:value-type="string">
            <text:p>git;github</text:p>
          </table:table-cell>
          <table:table-cell table:style-name="ce4" office:value-type="string" calcext:value-type="string">
            <text:p>none</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BLAS-Tester &lt;<text:a xlink:href="https://github.com/xianyi/BLAS-Tester" xlink:type="simple">https://github.com/xianyi/BLAS-Tester</text:a>&gt;; https://github.com/xianyi/OpenBLAS/tree/develop/test</text:p>
          </table:table-cell>
          <table:table-cell table:style-name="ce4" table:number-columns-repeated="2"/>
          <table:table-cell table:style-name="ce4" office:value-type="string" calcext:value-type="string">
            <text:p><text:a xlink:href="https://github.com/xianyi/OpenBLAS/tree/develop/benchmark" xlink:type="simple">https://github.com/xianyi/OpenBLAS/tree/develop/benchmark</text:a></text:p>
          </table:table-cell>
          <table:table-cell table:style-name="ce4" office:value-type="string" calcext:value-type="string">
            <text:p>Github; user google groups &lt;https://groups.google.com/forum/#!forum/openblas-users&gt;</text:p>
          </table:table-cell>
          <table:table-cell table:style-name="ce4" office:value-type="float" office:value="23.57" calcext:value-type="float">
            <text:p>23.57</text:p>
          </table:table-cell>
          <table:table-cell table:style-name="ce4" table:number-columns-repeated="3"/>
          <table:table-cell table:style-name="ce9" office:value-type="date" office:date-value="2011-01-23" calcext:value-type="date">
            <text:p>Jan 23, 2011</text:p>
          </table:table-cell>
          <table:table-cell table:style-name="ce9" office:value-type="date" office:date-value="2019-05-08" calcext:value-type="date">
            <text:p>May 8, 2019</text:p>
          </table:table-cell>
          <table:table-cell office:value-type="string" calcext:value-type="string">
            <text:p>github search (details?)</text:p>
          </table:table-cell>
          <table:table-cell table:style-name="ce4" office:value-type="string" calcext:value-type="string">
            <text:p>Refers to lapack, is a software library for numerical linear algebra &lt;<text:a xlink:href="https://en.wikipedia.org/wiki/LAPACK" xlink:type="simple">https://en.wikipedia.org/wiki/LAPACK</text:a>&gt;</text:p>
          </table:table-cell>
          <table:table-cell table:style-name="ce4" table:number-columns-repeated="997"/>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float" office:value="172.77" calcext:value-type="float">
            <text:p>172.77</text:p>
          </table:table-cell>
          <table:table-cell table:number-columns-repeated="3"/>
          <table:table-cell office:value-type="date" office:date-value="2016-05-01" calcext:value-type="date">
            <text:p>May 1, 2016</text:p>
          </table:table-cell>
          <table:table-cell office:value-type="date" office:date-value="2019-05-04" calcext:value-type="date">
            <text:p>May 4, 2019</text:p>
          </table:table-cell>
          <table:table-cell office:value-type="string" calcext:value-type="string">
            <text:p>language specific (Julia)</text:p>
          </table:table-cell>
          <table:table-cell table:number-columns-repeated="998"/>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float" office:value="10.35" calcext:value-type="float">
            <text:p>10.35</text:p>
          </table:table-cell>
          <table:table-cell table:number-columns-repeated="3"/>
          <table:table-cell office:value-type="date" office:date-value="2009-12-06" calcext:value-type="date">
            <text:p>Dec 6, 2009</text:p>
          </table:table-cell>
          <table:table-cell office:value-type="date" office:date-value="2019-03-16" calcext:value-type="date">
            <text:p>Mar 16, 2019</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96"/>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float" office:value="11.9" calcext:value-type="float">
            <text:p>11.9</text:p>
          </table:table-cell>
          <table:table-cell office:value-type="string" calcext:value-type="string">
            <text:p>python:86;fortran:99</text:p>
          </table:table-cell>
          <table:table-cell office:value-type="string" calcext:value-type="string">
            <text:p>python:15045;fortran:13908</text:p>
          </table:table-cell>
          <table:table-cell office:value-type="float" office:value="2392" calcext:value-type="float">
            <text:p>2392</text:p>
          </table:table-cell>
          <table:table-cell office:value-type="date" office:date-value="2011-04-10" calcext:value-type="date">
            <text:p>Apr 10, 2011</text:p>
          </table:table-cell>
          <table:table-cell office:value-type="date" office:date-value="2019-05-08" calcext:value-type="date">
            <text:p>May 8,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10"/>
          <table:table-cell office:value-type="string" calcext:value-type="string">
            <text:p>from clawpack owner</text:p>
          </table:table-cell>
          <table:table-cell table:number-columns-repeated="998"/>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float" office:value="0.732" calcext:value-type="float">
            <text:p>0.732</text:p>
          </table:table-cell>
          <table:table-cell table:number-columns-repeated="3"/>
          <table:table-cell office:value-type="date" office:date-value="2010-12-06" calcext:value-type="date">
            <text:p>Dec 6, 2010</text:p>
          </table:table-cell>
          <table:table-cell office:value-type="date" office:date-value="2013-11-28" calcext:value-type="date">
            <text:p>Nov 28, 2013</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97"/>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style-name="ce10" office:value-type="float" office:value="0.16" calcext:value-type="float">
            <text:p>0.16</text:p>
          </table:table-cell>
          <table:table-cell table:style-name="ce10" table:number-columns-repeated="3"/>
          <table:table-cell table:style-name="ce20" office:value-type="date" office:date-value="2012-03-25" calcext:value-type="date">
            <text:p>Mar 25, 2012</text:p>
          </table:table-cell>
          <table:table-cell table:style-name="ce20" office:value-type="date" office:date-value="2019-04-18" calcext:value-type="date">
            <text:p>Apr 18, 2019</text:p>
          </table:table-cell>
          <table:table-cell table:style-name="ce20" office:value-type="string" calcext:value-type="string">
            <text:p>github search (details?)</text:p>
          </table:table-cell>
          <table:table-cell table:style-name="ce10" office:value-type="string" calcext:value-type="string">
            <text:p>metea repository only. No codebase</text:p>
          </table:table-cell>
          <table:table-cell table:style-name="ce10" table:number-columns-repeated="997"/>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float" office:value="13.77" calcext:value-type="float">
            <text:p>13.77</text:p>
          </table:table-cell>
          <table:table-cell office:value-type="string" calcext:value-type="string">
            <text:p>python:153;fortran:42;c:1</text:p>
          </table:table-cell>
          <table:table-cell office:value-type="string" calcext:value-type="string">
            <text:p>python:11220;fortran:9521;c:4622</text:p>
          </table:table-cell>
          <table:table-cell office:value-type="float" office:value="1911" calcext:value-type="float">
            <text:p>1911</text:p>
          </table:table-cell>
          <table:table-cell office:value-type="date" office:date-value="2010-04-11" calcext:value-type="date">
            <text:p>Apr 11, 2010</text:p>
          </table:table-cell>
          <table:table-cell office:value-type="date" office:date-value="2019-04-16" calcext:value-type="date">
            <text:p>Apr 16,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office:value-type="float" office:value="37.18" calcext:value-type="float">
            <text:p>37.18</text:p>
          </table:table-cell>
          <table:table-cell office:value-type="string" calcext:value-type="string">
            <text:p>c++:307;python:318;.h:288</text:p>
          </table:table-cell>
          <table:table-cell office:value-type="string" calcext:value-type="string">
            <text:p>104219 XML lines;c++:66091;python:29804;.h:16961</text:p>
          </table:table-cell>
          <table:table-cell office:value-type="float" office:value="22701" calcext:value-type="float">
            <text:p>22701</text:p>
          </table:table-cell>
          <table:table-cell office:value-type="date" office:date-value="2002-09-08" calcext:value-type="date">
            <text:p>Sep 8, 2002</text:p>
          </table:table-cell>
          <table:table-cell office:value-type="date" office:date-value="2019-05-08" calcext:value-type="date">
            <text:p>May 8, 2019</text:p>
          </table:table-cell>
          <table:table-cell table:style-name="Default" office:value-type="string" calcext:value-type="string">
            <text:p>from FEniCS owner</text:p>
          </table:table-cell>
          <table:table-cell table:number-columns-repeated="99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9"/>
          <table:table-cell table:style-name="Default" office:value-type="string" calcext:value-type="string">
            <text:p>from FEniCS owner</text:p>
          </table:table-cell>
          <table:table-cell table:number-columns-repeated="99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11"/>
          <table:table-cell table:style-name="ce20" table:number-columns-repeated="2"/>
          <table:table-cell table:style-name="ce20" office:value-type="string" calcext:value-type="string">
            <text:p><text:span text:style-name="T2"><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float" office:value="25.48" calcext:value-type="float">
            <text:p>25.48</text:p>
          </table:table-cell>
          <table:table-cell office:value-type="string" calcext:value-type="string">
            <text:p>python:338</text:p>
          </table:table-cell>
          <table:table-cell office:value-type="string" calcext:value-type="string">
            <text:p>python:32828</text:p>
          </table:table-cell>
          <table:table-cell office:value-type="float" office:value="5106" calcext:value-type="float">
            <text:p>5106</text:p>
          </table:table-cell>
          <table:table-cell office:value-type="date" office:date-value="2013-09-29" calcext:value-type="date">
            <text:p>Sep 29, 2013</text:p>
          </table:table-cell>
          <table:table-cell office:value-type="date" office:date-value="2019-05-07" calcext:value-type="date">
            <text:p>May 7, 2019</text:p>
          </table:table-cell>
          <table:table-cell table:style-name="ce9" office:value-type="string" calcext:value-type="string">
            <text:p>github search (details?)</text:p>
          </table:table-cell>
          <table:table-cell table:number-columns-repeated="998"/>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en/index.html" xlink:type="simple">https://www.sympy.org/en/index.html</text:a></text:p>
          </table:table-cell>
          <table:table-cell office:value-type="string" calcext:value-type="string">
            <text:p>A computer algebra system written in pure Python</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table:style-name="ce4" office:value-type="string" calcext:value-type="string">
            <text:p>scipy/scipy</text:p>
          </table:table-cell>
          <table:table-cell table:style-name="ce4" office:value-type="string" calcext:value-type="string">
            <text:p>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python</text:p>
          </table:table-cell>
          <table:table-cell table:style-name="ce4" office:value-type="string" calcext:value-type="string">
            <text:p>fortran;c</text:p>
          </table:table-cell>
          <table:table-cell table:style-name="ce4" office:value-type="string" calcext:value-type="string">
            <text:p>python package;interface</text:p>
          </table:table-cell>
          <table:table-cell table:style-name="ce4" office:value-type="string" calcext:value-type="string">
            <text:p>linear algebra;differential equations;signal;fourier;optimization;interpolation</text:p>
          </table:table-cell>
          <table:table-cell table:style-name="ce4"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4" office:value-type="string" calcext:value-type="string">
            <text:p>SciPy &lt;<text:a xlink:href="https://www.scipy.org/" xlink:type="simple">https://www.scipy.org/</text:a>&gt;</text:p>
          </table:table-cell>
          <table:table-cell office:value-type="string" calcext:value-type="string">
            <text:p>git;github</text:p>
          </table:table-cell>
          <table:table-cell table:style-name="ce4"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4" office:value-type="string" calcext:value-type="string">
            <text:p><text:a xlink:href="https://www.scipy.org/docs.html" xlink:type="simple">https://www.scipy.org/docs.html</text:a></text:p>
          </table:table-cell>
          <table:table-cell table:style-name="ce4"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4" office:value-type="string" calcext:value-type="string">
            <text:p>codcov.io;Travic CI;CircleCI;AppVeyor</text:p>
          </table:table-cell>
          <table:table-cell table:style-name="ce4" office:value-type="string" calcext:value-type="string">
            <text:p><text:a xlink:href="https://docs.scipy.org/doc/scipy/reference/tutorial/index.html" xlink:type="simple">https://docs.scipy.org/doc/scipy/reference/tutorial/index.html</text:a></text:p>
          </table:table-cell>
          <table:table-cell table:style-name="ce4" office:value-type="string" calcext:value-type="string">
            <text:p><text:a xlink:href="https://github.com/scipy/scipy/tree/master/benchmarks" xlink:type="simple">https://github.com/scipy/scipy/tree/master/benchmarks</text:a></text:p>
          </table:table-cell>
          <table:table-cell table:style-name="ce4" office:value-type="string" calcext:value-type="string">
            <text:p>github</text:p>
          </table:table-cell>
          <table:table-cell table:style-name="ce4" office:value-type="float" office:value="83.11" calcext:value-type="float">
            <text:p>83.11</text:p>
          </table:table-cell>
          <table:table-cell table:style-name="ce4" office:value-type="string" calcext:value-type="string">
            <text:p>python:644;fortran:457;c:310</text:p>
          </table:table-cell>
          <table:table-cell table:style-name="ce4" office:value-type="string" calcext:value-type="string">
            <text:p>python:160304;fortran:79514;c:74409</text:p>
          </table:table-cell>
          <table:table-cell table:style-name="ce4" office:value-type="float" office:value="21056" calcext:value-type="float">
            <text:p>21056</text:p>
          </table:table-cell>
          <table:table-cell table:style-name="ce9" office:value-type="date" office:date-value="2001-01-28" calcext:value-type="date">
            <text:p>Jan 28, 2001</text:p>
          </table:table-cell>
          <table:table-cell table:style-name="ce9" office:value-type="date" office:date-value="2019-05-08" calcext:value-type="date">
            <text:p>May 8, 2019</text:p>
          </table:table-cell>
          <table:table-cell table:style-name="ce9" office:value-type="string" calcext:value-type="string">
            <text:p>github search (details?)</text:p>
          </table:table-cell>
          <table:table-cell table:style-name="ce4" table:number-columns-repeated="998"/>
        </table:table-row>
        <table:table-row table:style-name="ro1">
          <table:table-cell office:value-type="string" calcext:value-type="string">
            <text:p>coin-or/Ipopt</text:p>
          </table:table-cell>
          <table:table-cell office:value-type="string" calcext:value-type="string">
            <text:p>IPOPT - Interior Point Optimizer</text:p>
          </table:table-cell>
          <table:table-cell office:value-type="string" calcext:value-type="string">
            <text:p><text:a xlink:href="https://github.com/coin-or/Ipopt" xlink:type="simple">https://github.com/coin-or/Ipopt</text:a></text:p>
          </table:table-cell>
          <table:table-cell office:value-type="string" calcext:value-type="string">
            <text:p><text:a xlink:href="https://coin-or.github.io/Ipopt/" xlink:type="simple">https://coin-or.github.io/Ipopt/</text:a></text:p>
          </table:table-cell>
          <table:table-cell office:value-type="string" calcext:value-type="string">
            <text:p>COIN-OR Interior Point Optimizer IPOPT</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optimization</text:p>
          </table:table-cell>
          <table:table-cell office:value-type="string" calcext:value-type="string">
            <text:p>interior point optimization</text:p>
          </table:table-cell>
          <table:table-cell office:value-type="string" calcext:value-type="string">
            <text:p>COIN OR &lt;<text:a xlink:href="https://www.coin-or.org/" xlink:type="simple">https://www.coin-or.org</text:a>&gt;</text:p>
          </table:table-cell>
          <table:table-cell office:value-type="string" calcext:value-type="string">
            <text:p>git;github</text:p>
          </table:table-cell>
          <table:table-cell office:value-type="string" calcext:value-type="string">
            <text:p>BLAS;LAPACK</text:p>
          </table:table-cell>
          <table:table-cell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office:value-type="string" calcext:value-type="string">
            <text:p><text:a xlink:href="https://github.com/coin-or/Ipopt/tree/master/Ipopt/test" xlink:type="simple">https://github.com/coin-or/Ipopt/tree/master/Ipopt/test</text:a></text:p>
          </table:table-cell>
          <table:table-cell/>
          <table:table-cell office:value-type="string" calcext:value-type="string">
            <text:p><text:a xlink:href="https://github.com/coin-or/Ipopt/tree/master/Ipopt/examples" xlink:type="simple">https://github.com/coin-or/Ipopt/tree/master/Ipopt/examples</text:a></text:p>
          </table:table-cell>
          <table:table-cell/>
          <table:table-cell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office:value-type="float" office:value="36.48" calcext:value-type="float">
            <text:p>36.48</text:p>
          </table:table-cell>
          <table:table-cell office:value-type="string" calcext:value-type="string">
            <text:p>c++:186;.h:228</text:p>
          </table:table-cell>
          <table:table-cell office:value-type="string" calcext:value-type="string">
            <text:p>57851 bash script lines;c++:62242;.h27836</text:p>
          </table:table-cell>
          <table:table-cell office:value-type="float" office:value="1559" calcext:value-type="float">
            <text:p>1559</text:p>
          </table:table-cell>
          <table:table-cell table:number-columns-repeated="2" office:value-type="date" office:date-value="2019-04-28" calcext:value-type="date">
            <text:p>Apr 28, 2019</text:p>
          </table:table-cell>
          <table:table-cell office:value-type="string" calcext:value-type="string">
            <text:p>github search (details?)</text:p>
          </table:table-cell>
          <table:table-cell table:number-columns-repeated="998"/>
        </table:table-row>
        <table:table-row table:style-name="ro1">
          <table:table-cell office:value-type="string" calcext:value-type="string">
            <text:p>coin-or/CppAD</text:p>
          </table:table-cell>
          <table:table-cell office:value-type="string" calcext:value-type="string">
            <text:p>CppAD</text:p>
          </table:table-cell>
          <table:table-cell office:value-type="string" calcext:value-type="string">
            <text:p><text:a xlink:href="https://github.com/coin-or/CppAD" xlink:type="simple">https://github.com/coin-or/CppAD</text:a></text:p>
          </table:table-cell>
          <table:table-cell office:value-type="string" calcext:value-type="string">
            <text:p><text:a xlink:href="https://coin-or.github.io/CppAD/doc/cppad.htm" xlink:type="simple">https://coin-or.github.io/CppAD/doc/cppad.htm</text:a></text:p>
          </table:table-cell>
          <table:table-cell office:value-type="string" calcext:value-type="string">
            <text:p>A C++ Algorithmic Differentiation Package</text:p>
          </table:table-cell>
          <table:table-cell office:value-type="string" calcext:value-type="string">
            <text:p>c++</text:p>
          </table:table-cell>
          <table:table-cell/>
          <table:table-cell office:value-type="string" calcext:value-type="string">
            <text:p>solver</text:p>
          </table:table-cell>
          <table:table-cell office:value-type="string" calcext:value-type="string">
            <text:p>derivative;algorithmic differentiation</text:p>
          </table:table-cell>
          <table:table-cell table:number-columns-repeated="16"/>
          <table:table-cell office:value-type="string" calcext:value-type="string">
            <text:p>from COIN OR owner</text:p>
          </table:table-cell>
          <table:table-cell table:number-columns-repeated="998"/>
        </table:table-row>
        <table:table-row table:style-name="ro1">
          <table:table-cell office:value-type="string" calcext:value-type="string">
            <text:p>coin-or/Cbc</text:p>
          </table:table-cell>
          <table:table-cell office:value-type="string" calcext:value-type="string">
            <text:p>CBC – COIN OR Branch and Cut</text:p>
          </table:table-cell>
          <table:table-cell office:value-type="string" calcext:value-type="string">
            <text:p><text:a xlink:href="https://github.com/coin-or/Cbc" xlink:type="simple">https://github.com/coin-or/Cbc</text:a></text:p>
          </table:table-cell>
          <table:table-cell table:number-columns-repeated="22"/>
          <table:table-cell office:value-type="string" calcext:value-type="string">
            <text:p>from COIN OR owner</text:p>
          </table:table-cell>
          <table:table-cell table:number-columns-repeated="998"/>
        </table:table-row>
        <table:table-row table:style-name="ro1">
          <table:table-cell office:value-type="string" calcext:value-type="string">
            <text:p>coin-or/Clp</text:p>
          </table:table-cell>
          <table:table-cell office:value-type="string" calcext:value-type="string">
            <text:p>CLP - COIN-OR Linear Programming</text:p>
          </table:table-cell>
          <table:table-cell office:value-type="string" calcext:value-type="string">
            <text:p><text:a xlink:href="https://github.com/coin-or/Clp" xlink:type="simple">https://github.com/coin-or/Clp</text:a></text:p>
          </table:table-cell>
          <table:table-cell table:number-columns-repeated="4"/>
          <table:table-cell office:value-type="string" calcext:value-type="string">
            <text:p>solver</text:p>
          </table:table-cell>
          <table:table-cell office:value-type="string" calcext:value-type="string">
            <text:p>linear algebra</text:p>
          </table:table-cell>
          <table:table-cell table:number-columns-repeated="16"/>
          <table:table-cell office:value-type="string" calcext:value-type="string">
            <text:p>from COIN OR owner</text:p>
          </table:table-cell>
          <table:table-cell table:number-columns-repeated="998"/>
        </table:table-row>
        <table:table-row table:style-name="ro1">
          <table:table-cell office:value-type="string" calcext:value-type="string">
            <text:p>coin-or/DisCO</text:p>
          </table:table-cell>
          <table:table-cell office:value-type="string" calcext:value-type="string">
            <text:p>DisCO - Discrete Conic Optimization Solver</text:p>
          </table:table-cell>
          <table:table-cell office:value-type="string" calcext:value-type="string">
            <text:p><text:a xlink:href="https://github.com/coin-or/DisCO" xlink:type="simple">https://github.com/coin-or/DisCO</text:a></text:p>
          </table:table-cell>
          <table:table-cell table:number-columns-repeated="22"/>
          <table:table-cell office:value-type="string" calcext:value-type="string">
            <text:p>from COIN OR owner</text:p>
          </table:table-cell>
          <table:table-cell table:number-columns-repeated="998"/>
        </table:table-row>
        <table:table-row table:style-name="ro1">
          <table:table-cell office:value-type="string" calcext:value-type="string">
            <text:p>maziarraissi/PINNs</text:p>
          </table:table-cell>
          <table:table-cell office:value-type="string" calcext:value-type="string">
            <text:p>PINNs - Physics Informed Deep Learning</text:p>
          </table:table-cell>
          <table:table-cell office:value-type="string" calcext:value-type="string">
            <text:p><text:a xlink:href="https://github.com/maziarraissi/PINNs" xlink:type="simple">https://github.com/maziarraissi/PINNs</text:a></text:p>
          </table:table-cell>
          <table:table-cell office:value-type="string" calcext:value-type="string">
            <text:p><text:a xlink:href="https://maziarraissi.github.io/PINNs" xlink:type="simple">https://maziarraissi.github.io/PINNs</text:a></text:p>
          </table:table-cell>
          <table:table-cell office:value-type="string" calcext:value-type="string">
            <text:p>Physics Informed Deep Learning: Data-driven Solutions and Discovery of Nonlinear Partial Differential Equations</text:p>
          </table:table-cell>
          <table:table-cell office:value-type="string" calcext:value-type="string">
            <text:p>python</text:p>
          </table:table-cell>
          <table:table-cell/>
          <table:table-cell office:value-type="string" calcext:value-type="string">
            <text:p>solver</text:p>
          </table:table-cell>
          <table:table-cell office:value-type="string" calcext:value-type="string">
            <text:p>machine learning;differential equations</text:p>
          </table:table-cell>
          <table:table-cell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office:value-type="string" calcext:value-type="string">
            <text:p>Maziar Raissi, Division of Applied Mathematics at Brown University &lt;<text:a xlink:href="https://maziarraissi.github.io/" xlink:type="simple">https://maziarraissi.github.io/</text:a>&gt;</text:p>
          </table:table-cell>
          <table:table-cell office:value-type="string" calcext:value-type="string">
            <text:p>git;github</text:p>
          </table:table-cell>
          <table:table-cell office:value-type="string" calcext:value-type="string">
            <text:p>TensorFlow;SciPy stack</text:p>
          </table:table-cell>
          <table:table-cell/>
          <table:table-cell table:number-columns-repeated="3" office:value-type="string" calcext:value-type="string">
            <text:p>none</text:p>
          </table:table-cell>
          <table:table-cell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office:value-type="string" calcext:value-type="string">
            <text:p>github</text:p>
          </table:table-cell>
          <table:table-cell office:value-type="float" office:value="474.44" calcext:value-type="float">
            <office:annotation draw:style-name="gr1" draw:text-style-name="P2" svg:width="82.18pt" svg:height="51pt" svg:x="1882.43pt" svg:y="251.86pt" draw:caption-point-x="-17.29pt" draw:caption-point-y="42.8pt">
              <dc:date>2019-05-13T00:00:00</dc:date>
              <text:p text:style-name="P1">some large pictures ~15 MB</text:p>
            </office:annotation>
            <text:p>474.44</text:p>
          </table:table-cell>
          <table:table-cell office:value-type="string" calcext:value-type="string">
            <text:p>python:13</text:p>
          </table:table-cell>
          <table:table-cell office:value-type="string" calcext:value-type="string">
            <text:p>python:2416</text:p>
          </table:table-cell>
          <table:table-cell office:value-type="float" office:value="43" calcext:value-type="float">
            <text:p>43</text:p>
          </table:table-cell>
          <table:table-cell office:value-type="date" office:date-value="2018-01-20" calcext:value-type="date">
            <text:p>Jan 20, 2018</text:p>
          </table:table-cell>
          <table:table-cell office:value-type="date" office:date-value="2018-05-01" calcext:value-type="date">
            <text:p>May 1, 2018</text:p>
          </table:table-cell>
          <table:table-cell office:value-type="string" calcext:value-type="string">
            <text:p><text:span text:style-name="T1">github search (differential equation language:python</text:span>)</text:p>
          </table:table-cell>
          <table:table-cell table:number-columns-repeated="998"/>
        </table:table-row>
        <table:table-row table:style-name="ro1">
          <table:table-cell office:value-type="string" calcext:value-type="string">
            <text:p>maziarraissi/DeepHPMs</text:p>
          </table:table-cell>
          <table:table-cell office:value-type="string" calcext:value-type="string">
            <text:p>DeepHPMs - Deep Hidden Physics Models</text:p>
          </table:table-cell>
          <table:table-cell office:value-type="string" calcext:value-type="string">
            <text:p><text:a xlink:href="https://github.com/maziarraissi/DeepHPMs" xlink:type="simple">https://github.com/maziarraissi/DeepHPMs</text:a></text:p>
          </table:table-cell>
          <table:table-cell office:value-type="string" calcext:value-type="string">
            <text:p><text:a xlink:href="https://maziarraissi.github.io/DeepHPMs/" xlink:type="simple">https://maziarraissi.github.io/DeepHPMs/</text:a></text:p>
          </table:table-cell>
          <table:table-cell office:value-type="string" calcext:value-type="string">
            <text:p>Deep Hidden Physics Models: Deep Learning of Nonlinear Partial Differential Equations</text:p>
          </table:table-cell>
          <table:table-cell office:value-type="string" calcext:value-type="string">
            <text:p>python</text:p>
          </table:table-cell>
          <table:table-cell/>
          <table:table-cell office:value-type="string" calcext:value-type="string">
            <text:p>solver</text:p>
          </table:table-cell>
          <table:table-cell table:number-columns-repeated="1016"/>
        </table:table-row>
        <table:table-row table:style-name="ro1">
          <table:table-cell office:value-type="string" calcext:value-type="string">
            <text:p>maziarraissi/NumericalGP</text:p>
          </table:table-cell>
          <table:table-cell office:value-type="string" calcext:value-type="string">
            <text:p><text:span text:style-name="T1">NumericalGP – </text:span>Numerical Gaussian Processes</text:p>
          </table:table-cell>
          <table:table-cell office:value-type="string" calcext:value-type="string">
            <text:p><text:a xlink:href="https://github.com/maziarraissi/NumericalGP" xlink:type="simple">https://github.com/maziarraissi/NumericalGP</text:a></text:p>
          </table:table-cell>
          <table:table-cell office:value-type="string" calcext:value-type="string">
            <text:p><text:a xlink:href="https://maziarraissi.github.io/NumericalGP" xlink:type="simple">https://maziarraissi.github.io/NumericalGP</text:a></text:p>
          </table:table-cell>
          <table:table-cell office:value-type="string" calcext:value-type="string">
            <text:p>Numerical Gaussian Processes for Time-dependent and Non-linear Partial Differential Equations</text:p>
          </table:table-cell>
          <table:table-cell office:value-type="string" calcext:value-type="string">
            <text:p>matlab</text:p>
          </table:table-cell>
          <table:table-cell office:value-type="string" calcext:value-type="string">
            <text:p>mathematica</text:p>
          </table:table-cell>
          <table:table-cell office:value-type="string" calcext:value-type="string">
            <text:p>solver</text:p>
          </table:table-cell>
          <table:table-cell table:number-columns-repeated="1016"/>
        </table:table-row>
        <table:table-row table:style-name="ro1">
          <table:table-cell office:value-type="string" calcext:value-type="string">
            <text:p>coin-or/pulp</text:p>
          </table:table-cell>
          <table:table-cell office:value-type="string" calcext:value-type="string">
            <text:p>PuLP</text:p>
          </table:table-cell>
          <table:table-cell office:value-type="string" calcext:value-type="string">
            <text:p><text:a xlink:href="https://github.com/coin-or/pulp" xlink:type="simple">https://github.com/coin-or/pulp</text:a></text:p>
          </table:table-cell>
          <table:table-cell/>
          <table:table-cell office:value-type="string" calcext:value-type="string">
            <text:p>A python Linear Programming API</text:p>
          </table:table-cell>
          <table:table-cell office:value-type="string" calcext:value-type="string">
            <text:p>python</text:p>
          </table:table-cell>
          <table:table-cell/>
          <table:table-cell office:value-type="string" calcext:value-type="string">
            <text:p>solver</text:p>
          </table:table-cell>
          <table:table-cell office:value-type="string" calcext:value-type="string">
            <text:p>linear programming</text:p>
          </table:table-cell>
          <table:table-cell office:value-type="string" calcext:value-type="string">
            <text:p>interior point optimization</text:p>
          </table:table-cell>
          <table:table-cell office:value-type="string" calcext:value-type="string">
            <text:p>COIN OR &lt;<text:a xlink:href="https://www.coin-or.org/" xlink:type="simple">https://www.coin-or.org</text:a>&gt;</text:p>
          </table:table-cell>
          <table:table-cell office:value-type="string" calcext:value-type="string">
            <text:p>git;github</text:p>
          </table:table-cell>
          <table:table-cell office:value-type="string" calcext:value-type="string">
            <text:p>GLPK; COIN OR CLP; COIN OR CBC; Gurobi; CPLEX</text:p>
          </table:table-cell>
          <table:table-cell office:value-type="string" calcext:value-type="string">
            <text:p><text:a xlink:href="https://pythonhosted.org/PuLP/" xlink:type="simple">https://pythonhosted.org/PuLP/</text:a></text:p>
          </table:table-cell>
          <table:table-cell office:value-type="string" calcext:value-type="string">
            <text:p><text:a xlink:href="https://github.com/coin-or/pulp/tree/master/tests" xlink:type="simple">https://github.com/coin-or/pulp/tree/master/tests</text:a></text:p>
          </table:table-cell>
          <table:table-cell office:value-type="string" calcext:value-type="string">
            <text:p>Travis Cl</text:p>
          </table:table-cell>
          <table:table-cell office:value-type="string" calcext:value-type="string">
            <text:p><text:a xlink:href="https://github.com/coin-or/pulp/tree/master/examples" xlink:type="simple">https://github.com/coin-or/pulp/tree/master/examples</text:a></text:p>
          </table:table-cell>
          <table:table-cell office:value-type="string" calcext:value-type="string">
            <text:p>none</text:p>
          </table:table-cell>
          <table:table-cell office:value-type="string" calcext:value-type="string">
            <text:p>github</text:p>
          </table:table-cell>
          <table:table-cell office:value-type="float" office:value="46.26" calcext:value-type="float">
            <text:p>46.26</text:p>
          </table:table-cell>
          <table:table-cell office:value-type="string" calcext:value-type="string">
            <text:p>python:39</text:p>
          </table:table-cell>
          <table:table-cell office:value-type="string" calcext:value-type="string">
            <text:p>python:6079</text:p>
          </table:table-cell>
          <table:table-cell office:value-type="float" office:value="176" calcext:value-type="float">
            <text:p>176</text:p>
          </table:table-cell>
          <table:table-cell office:value-type="date" office:date-value="2010-07-25" calcext:value-type="date">
            <text:p>Jul 25, 2010</text:p>
          </table:table-cell>
          <table:table-cell office:value-type="date" office:date-value="2019-02-04" calcext:value-type="date">
            <text:p>Feb 4, 2019</text:p>
          </table:table-cell>
          <table:table-cell office:value-type="string" calcext:value-type="string">
            <text:p>from COIN OR owner</text:p>
          </table:table-cell>
          <table:table-cell table:number-columns-repeated="998"/>
        </table:table-row>
        <table:table-row table:style-name="ro1">
          <table:table-cell office:value-type="string" calcext:value-type="string">
            <text:p>cvxgrp/cvxpy</text:p>
          </table:table-cell>
          <table:table-cell office:value-type="string" calcext:value-type="string">
            <text:p>CVXPY</text:p>
          </table:table-cell>
          <table:table-cell office:value-type="string" calcext:value-type="string">
            <text:p><text:a xlink:href="https://github.com/cvxgrp/cvxpy" xlink:type="simple">https://github.com/cvxgrp/cvxpy</text:a></text:p>
          </table:table-cell>
          <table:table-cell office:value-type="string" calcext:value-type="string">
            <text:p><text:a xlink:href="https://www.cvxpy.org/" xlink:type="simple">https://www.cvxpy.org</text:a></text:p>
          </table:table-cell>
          <table:table-cell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office:value-type="string" calcext:value-type="string">
            <text:p>c++</text:p>
          </table:table-cell>
          <table:table-cell office:value-type="string" calcext:value-type="string">
            <text:p>python</text:p>
          </table:table-cell>
          <table:table-cell office:value-type="string" calcext:value-type="string">
            <text:p>solver;interface</text:p>
          </table:table-cell>
          <table:table-cell office:value-type="string" calcext:value-type="string">
            <text:p>optimization</text:p>
          </table:table-cell>
          <table:table-cell office:value-type="string" calcext:value-type="string">
            <text:p>disciplined convex programming (DCP); disciplined geometric programming (DGP) for loglog convex functions</text:p>
          </table:table-cell>
          <table:table-cell office:value-type="string" calcext:value-type="string">
            <text:p>Stanford University Convex Optimization Group &lt;<text:a xlink:href="https://github.com/cvxgrp" xlink:type="simple">https://github.com/cvxgrp</text:a>&gt;; Stephen P. Boyd &lt;https://web.stanford.edu/~boyd/&gt;</text:p>
          </table:table-cell>
          <table:table-cell office:value-type="string" calcext:value-type="string">
            <text:p>git;github</text:p>
          </table:table-cell>
          <table:table-cell office:value-type="string" calcext:value-type="string">
            <text:p>OSQP;ECOS;SCS;SciPy stack</text:p>
          </table:table-cell>
          <table:table-cell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office:value-type="string" calcext:value-type="string">
            <text:p>none</text:p>
          </table:table-cell>
          <table:table-cell office:value-type="string" calcext:value-type="string">
            <text:p><text:a xlink:href="https://github.com/cvxgrp/cvxpy/tree/master/examples" xlink:type="simple">https://github.com/cvxgrp/cvxpy/tree/master/examples</text:a></text:p>
          </table:table-cell>
          <table:table-cell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office:value-type="string" calcext:value-type="string">
            <text:p>github &lt;<text:a xlink:href="https://github.com/cvxgrp/cvxpy/issues" xlink:type="simple">https://github.com/cvxgrp/cvxpy/issues</text:a>&gt;</text:p>
          </table:table-cell>
          <table:table-cell office:value-type="float" office:value="78.79" calcext:value-type="float">
            <text:p>78.79</text:p>
          </table:table-cell>
          <table:table-cell office:value-type="string" calcext:value-type="string">
            <text:p>.h:259;python:409;c++:4</text:p>
          </table:table-cell>
          <table:table-cell office:value-type="string" calcext:value-type="string">
            <text:p>.h:49343;python:27041;c++:18582</text:p>
          </table:table-cell>
          <table:table-cell office:value-type="float" office:value="2518" calcext:value-type="float">
            <text:p>2518</text:p>
          </table:table-cell>
          <table:table-cell office:value-type="date" office:date-value="2013-06-30" calcext:value-type="date">
            <text:p>Jun 30, 2013</text:p>
          </table:table-cell>
          <table:table-cell office:value-type="date" office:date-value="2019-05-12" calcext:value-type="date">
            <text:p>May 12, 2019</text:p>
          </table:table-cell>
          <table:table-cell office:value-type="string" calcext:value-type="string">
            <text:p>github search (convex optimization)</text:p>
          </table:table-cell>
          <table:table-cell table:number-columns-repeated="998"/>
        </table:table-row>
        <table:table-row table:style-name="ro1">
          <table:table-cell table:style-name="ce4" office:value-type="string" calcext:value-type="string">
            <text:p>boostorg/math</text:p>
          </table:table-cell>
          <table:table-cell table:style-name="ce4" office:value-type="string" calcext:value-type="string">
            <text:p>Boost Math Library</text:p>
          </table:table-cell>
          <table:table-cell table:style-name="ce4" office:value-type="string" calcext:value-type="string">
            <text:p><text:a xlink:href="https://github.com/boostorg/math" xlink:type="simple">https://github.com/boostorg/math</text:a></text:p>
          </table:table-cell>
          <table:table-cell table:style-name="ce4" office:value-type="string" calcext:value-type="string">
            <text:p><text:a xlink:href="http://boost.org/libs/math" xlink:type="simple">http://boost.org/libs/math</text:a></text:p>
          </table:table-cell>
          <table:table-cell table:style-name="ce4" office:value-type="string" calcext:value-type="string">
            <text:p>This library is divided into several interconnected parts; Utility functions for dealing with floating point arithmetic …</text:p>
          </table:table-cell>
          <table:table-cell table:style-name="ce4" office:value-type="string" calcext:value-type="string">
            <text:p>c++</text:p>
          </table:table-cell>
          <table:table-cell table:style-name="ce4"/>
          <table:table-cell table:style-name="ce4" office:value-type="string" calcext:value-type="string">
            <text:p>Boost library</text:p>
          </table:table-cell>
          <table:table-cell table:style-name="ce4" office:value-type="string" calcext:value-type="string">
            <text:p>special functions; interpolation; integration; differentiation</text:p>
          </table:table-cell>
          <table:table-cell table:style-name="ce4"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4" office:value-type="string" calcext:value-type="string">
            <text:p>Boost &lt;<text:a xlink:href="https://www.boost.org/" xlink:type="simple">https://www.boost.org/</text:a>&gt;</text:p>
          </table:table-cell>
          <table:table-cell office:value-type="string" calcext:value-type="string">
            <text:p>git;github</text:p>
          </table:table-cell>
          <table:table-cell table:style-name="ce4"/>
          <table:table-cell table:style-name="ce4" office:value-type="string" calcext:value-type="string">
            <text:p><text:a xlink:href="https://www.boost.org/doc/libs/1_70_0/libs/math/doc/html/index.html" xlink:type="simple">https://www.boost.org/doc/libs/1_70_0/libs/math/doc/html/index.html</text:a></text:p>
          </table:table-cell>
          <table:table-cell table:style-name="ce4" office:value-type="string" calcext:value-type="string">
            <text:p><text:a xlink:href="https://github.com/boostorg/math/tree/develop/test" xlink:type="simple">https://github.com/boostorg/math/tree/develop/test</text:a></text:p>
          </table:table-cell>
          <table:table-cell table:style-name="ce4" office:value-type="string" calcext:value-type="string">
            <text:p>AppVeyor;Travis CI</text:p>
          </table:table-cell>
          <table:table-cell table:style-name="ce4" office:value-type="string" calcext:value-type="string">
            <text:p><text:a xlink:href="https://github.com/boostorg/math/tree/develop/example" xlink:type="simple">https://github.com/boostorg/math/tree/develop/example</text:a></text:p>
          </table:table-cell>
          <table:table-cell table:style-name="ce4" office:value-type="string" calcext:value-type="string">
            <text:p>none</text:p>
          </table:table-cell>
          <table:table-cell table:style-name="ce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4" office:value-type="float" office:value="142.95" calcext:value-type="float">
            <text:p>142.95</text:p>
          </table:table-cell>
          <table:table-cell table:style-name="ce4" table:number-columns-repeated="2"/>
          <table:table-cell table:style-name="ce4" office:value-type="float" office:value="4544" calcext:value-type="float">
            <text:p>4544</text:p>
          </table:table-cell>
          <table:table-cell table:style-name="ce9" office:value-type="date" office:date-value="2001-06-17" calcext:value-type="date">
            <text:p>Jun 17, 2001</text:p>
          </table:table-cell>
          <table:table-cell table:style-name="ce9" office:value-type="date" office:date-value="2019-05-08" calcext:value-type="date">
            <text:p>May 8, 2019</text:p>
          </table:table-cell>
          <table:table-cell table:style-name="ce9" office:value-type="string" calcext:value-type="string">
            <text:p>language specific (C++,Boost)</text:p>
          </table:table-cell>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table:style-name="ce4" office:value-type="string" calcext:value-type="string">
            <text:p>boostorg/odeint</text:p>
          </table:table-cell>
          <table:table-cell table:style-name="ce4" office:value-type="string" calcext:value-type="string">
            <text:p>Boost ODE Library</text:p>
          </table:table-cell>
          <table:table-cell table:style-name="ce4" office:value-type="string" calcext:value-type="string">
            <text:p><text:a xlink:href="https://github.com/boostorg/odeint" xlink:type="simple">https://github.com/boostorg/odeint</text:a></text:p>
          </table:table-cell>
          <table:table-cell table:style-name="ce4"/>
          <table:table-cell table:style-name="ce4" office:value-type="string" calcext:value-type="string">
            <text:p>odeint is a highly flexible library for solving ordinary differential equations</text:p>
          </table:table-cell>
          <table:table-cell table:style-name="ce4" office:value-type="string" calcext:value-type="string">
            <text:p>c++</text:p>
          </table:table-cell>
          <table:table-cell table:style-name="ce4"/>
          <table:table-cell table:style-name="ce4" office:value-type="string" calcext:value-type="string">
            <text:p>Boost library</text:p>
          </table:table-cell>
          <table:table-cell table:style-name="ce4"/>
          <table:table-cell table:style-name="ce4" office:value-type="string" calcext:value-type="string">
            <text:p>ode solvers: RK, Symplectic Euler, Implicit Euler, Integration, Bulirsch Stoer, Adams Bashforth</text:p>
          </table:table-cell>
          <table:table-cell table:style-name="ce4" office:value-type="string" calcext:value-type="string">
            <text:p>Boost &lt;<text:a xlink:href="https://www.boost.org/" xlink:type="simple">https://www.boost.org/</text:a>&gt;</text:p>
          </table:table-cell>
          <table:table-cell office:value-type="string" calcext:value-type="string">
            <text:p>git;github</text:p>
          </table:table-cell>
          <table:table-cell table:style-name="ce4"/>
          <table:table-cell table:style-name="ce4" office:value-type="string" calcext:value-type="string">
            <text:p><text:a xlink:href="https://www.boost.org/doc/libs/1_70_0/libs/numeric/odeint/doc/html/index.html" xlink:type="simple">https://www.boost.org/doc/libs/1_70_0/libs/numeric/odeint/doc/html/index.html</text:a></text:p>
          </table:table-cell>
          <table:table-cell table:style-name="ce4" office:value-type="string" calcext:value-type="string">
            <text:p><text:a xlink:href="https://github.com/boostorg/odeint/tree/develop/test" xlink:type="simple">https://github.com/boostorg/odeint/tree/develop/test</text:a> ; https://github.com/boostorg/odeint/tree/develop/test_external</text:p>
          </table:table-cell>
          <table:table-cell table:style-name="ce4" office:value-type="string" calcext:value-type="string">
            <text:p>Travis Cl</text:p>
          </table:table-cell>
          <table:table-cell table:style-name="ce4" office:value-type="string" calcext:value-type="string">
            <text:p><text:a xlink:href="https://github.com/boostorg/odeint/tree/develop/examples" xlink:type="simple">https://github.com/boostorg/odeint/tree/develop/examples</text:a></text:p>
          </table:table-cell>
          <table:table-cell table:style-name="ce4" office:value-type="string" calcext:value-type="string">
            <text:p><text:a xlink:href="https://github.com/boostorg/odeint/tree/develop/performance" xlink:type="simple">https://github.com/boostorg/odeint/tree/develop/performance</text:a></text:p>
          </table:table-cell>
          <table:table-cell table:style-name="ce4"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4" office:value-type="float" office:value="3.62" calcext:value-type="float">
            <text:p>3.62</text:p>
          </table:table-cell>
          <table:table-cell table:style-name="ce4" table:number-columns-repeated="3"/>
          <table:table-cell table:style-name="ce9" office:value-type="string" calcext:value-type="string">
            <text:p>Jun, 2011</text:p>
          </table:table-cell>
          <table:table-cell table:style-name="ce9" office:value-type="date" office:date-value="2019-04-20" calcext:value-type="date">
            <text:p>Apr 20, 2019</text:p>
          </table:table-cell>
          <table:table-cell table:style-name="ce9" office:value-type="string" calcext:value-type="string">
            <text:p>language specific (C++,Boost)</text:p>
          </table:table-cell>
          <table:table-cell table:style-name="ce4" office:value-type="string" calcext:value-type="string">
            <text:p>Contains ODE solvers; quadrature; differentiation; interpolation;</text:p>
          </table:table-cell>
          <table:table-cell table:style-name="ce4" table:number-columns-repeated="997"/>
        </table:table-row>
        <table:table-row table:style-name="ro1">
          <table:table-cell office:value-type="string" calcext:value-type="string">
            <text:p>rtqichen/torchdiffeq</text:p>
          </table:table-cell>
          <table:table-cell office:value-type="string" calcext:value-type="string">
            <text:p>PyTorch Implementation of Differentiable ODE Solvers</text:p>
          </table:table-cell>
          <table:table-cell office:value-type="string" calcext:value-type="string">
            <text:p><text:a xlink:href="https://github.com/rtqichen/torchdiffeq" xlink:type="simple">https://github.com/rtqichen/torchdiffeq</text:a></text:p>
          </table:table-cell>
          <table:table-cell/>
          <table:table-cell office:value-type="string" calcext:value-type="string">
            <text:p>This library provides ordinary differential equation (ODE) solvers implemented in PyTorch. Backpropagation through all solvers is supported using the adjoint method.</text:p>
          </table:table-cell>
          <table:table-cell office:value-type="string" calcext:value-type="string">
            <text:p>python</text:p>
          </table:table-cell>
          <table:table-cell/>
          <table:table-cell office:value-type="string" calcext:value-type="string">
            <text:p>pytorch library</text:p>
          </table:table-cell>
          <table:table-cell office:value-type="string" calcext:value-type="string">
            <text:p>ode</text:p>
          </table:table-cell>
          <table:table-cell office:value-type="string" calcext:value-type="string">
            <text:p>ode solvers; Adaptive Step: Runge-Kutta 4(5), Adaptive-order implicit Adams; Fixed Step: Euler method, Midpoint method, Fourth-order Runge-Kutta with 3/8 rule, Explicit Adams, Implicit Adams</text:p>
          </table:table-cell>
          <table:table-cell office:value-type="string" calcext:value-type="string">
            <text:p>Ricky Chen, University of Toronto</text:p>
          </table:table-cell>
          <table:table-cell office:value-type="string" calcext:value-type="string">
            <text:p>git;github</text:p>
          </table:table-cell>
          <table:table-cell office:value-type="string" calcext:value-type="string">
            <text:p>Torch</text:p>
          </table:table-cell>
          <table:table-cell office:value-type="string" calcext:value-type="string">
            <text:p>none</text:p>
          </table:table-cell>
          <table:table-cell office:value-type="string" calcext:value-type="string">
            <text:p>solver</text:p>
          </table:table-cell>
          <table:table-cell/>
          <table:table-cell office:value-type="string" calcext:value-type="string">
            <text:p><text:a xlink:href="https://github.com/rtqichen/torchdiffeq/tree/master/examples" xlink:type="simple">https://github.com/rtqichen/torchdiffeq/tree/master/examples</text:a></text:p>
          </table:table-cell>
          <table:table-cell office:value-type="string" calcext:value-type="string">
            <text:p>Neural Ordinary Differential Equations &lt;<text:a xlink:href="https://arxiv.org/abs/1806.07366" xlink:type="simple">https://arxiv.org/abs/1806.07366</text:a>&gt;</text:p>
          </table:table-cell>
          <table:table-cell/>
          <table:table-cell office:value-type="float" office:value="0.69" calcext:value-type="float">
            <text:p>0.69</text:p>
          </table:table-cell>
          <table:table-cell table:number-columns-repeated="3"/>
          <table:table-cell office:value-type="date" office:date-value="2018-11-14" calcext:value-type="date">
            <text:p>Nov 14, 2018</text:p>
          </table:table-cell>
          <table:table-cell office:value-type="date" office:date-value="2019-04-06" calcext:value-type="date">
            <text:p>Apr 6, 2019</text:p>
          </table:table-cell>
          <table:table-cell table:number-columns-repeated="999"/>
        </table:table-row>
        <table:table-row table:style-name="ro1">
          <table:table-cell office:value-type="string" calcext:value-type="string">
            <text:p>JuliaDiffEq/OrdinaryDiffEq.jl</text:p>
          </table:table-cell>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julia</text:p>
          </table:table-cell>
          <table:table-cell/>
          <table:table-cell office:value-type="string" calcext:value-type="string">
            <text:p>library</text:p>
          </table:table-cell>
          <table:table-cell table:number-columns-repeated="11"/>
          <table:table-cell office:value-type="float" office:value="5.67" calcext:value-type="float">
            <text:p>5.67</text:p>
          </table:table-cell>
          <table:table-cell table:number-columns-repeated="3"/>
          <table:table-cell office:value-type="date" office:date-value="2016-10-16" calcext:value-type="date">
            <text:p>Oct 16, 2016</text:p>
          </table:table-cell>
          <table:table-cell office:value-type="date" office:date-value="2019-05-04" calcext:value-type="date">
            <text:p>May 4, 2019</text:p>
          </table:table-cell>
          <table:table-cell office:value-type="string" calcext:value-type="string">
            <text:p>language specific (Julia)</text:p>
          </table:table-cell>
          <table:table-cell table:number-columns-repeated="998"/>
        </table:table-row>
        <table:table-row table:style-name="ro1">
          <table:table-cell office:value-type="string" calcext:value-type="string">
            <text:p>nschloe/quadpy</text:p>
          </table:table-cell>
          <table:table-cell/>
          <table:table-cell office:value-type="string" calcext:value-type="string">
            <text:p><text:a xlink:href="https://github.com/nschloe/quadpy" xlink:type="simple">https://github.com/nschloe/quadpy</text:a></text:p>
          </table:table-cell>
          <table:table-cell/>
          <table:table-cell office:value-type="string" calcext:value-type="string">
            <text:p>numerical integration in Pyth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5.45" calcext:value-type="float">
            <text:p>5.45</text:p>
          </table:table-cell>
          <table:table-cell table:number-columns-repeated="3"/>
          <table:table-cell office:value-type="date" office:date-value="2016-10-02" calcext:value-type="date">
            <text:p>Oct 2, 2016</text:p>
          </table:table-cell>
          <table:table-cell office:value-type="date" office:date-value="2018-11-28" calcext:value-type="date">
            <text:p>Nov 28, 2018</text:p>
          </table:table-cell>
          <table:table-cell table:number-columns-repeated="999"/>
        </table:table-row>
        <table:table-row table:style-name="ro1">
          <table:table-cell table:style-name="ce4" office:value-type="string" calcext:value-type="string">
            <text:p>cpmech/gosl</text:p>
          </table:table-cell>
          <table:table-cell table:style-name="ce4"/>
          <table:table-cell table:style-name="ce4" office:value-type="string" calcext:value-type="string">
            <text:p><text:a xlink:href="https://github.com/cpmech/gosl" xlink:type="simple">https://github.com/cpmech/gosl</text:a></text:p>
          </table:table-cell>
          <table:table-cell table:style-name="ce4" office:value-type="string" calcext:value-type="string">
            <text:p><text:a xlink:href="https://godoc.org/github.com/cpmech/gosl" xlink:type="simple">https://godoc.org/github.com/cpmech/gosl</text:a></text:p>
          </table:table-cell>
          <table:table-cell table:style-name="ce4" office:value-type="string" calcext:value-type="string">
            <text:p>Go scientific library</text:p>
          </table:table-cell>
          <table:table-cell table:style-name="ce4" office:value-type="string" calcext:value-type="string">
            <text:p>go</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1.35" calcext:value-type="float">
            <text:p>21.35</text:p>
          </table:table-cell>
          <table:table-cell table:style-name="ce4" table:number-columns-repeated="3"/>
          <table:table-cell table:style-name="ce9" office:value-type="date" office:date-value="2015-02-08" calcext:value-type="date">
            <text:p>Feb 8, 2015</text:p>
          </table:table-cell>
          <table:table-cell table:style-name="ce9" office:value-type="date" office:date-value="2019-02-27" calcext:value-type="date">
            <text:p>Feb 27, 2019</text:p>
          </table:table-cell>
          <table:table-cell table:style-name="ce9"/>
          <table:table-cell table:style-name="ce4" table:number-columns-repeated="998"/>
        </table:table-row>
        <table:table-row table:style-name="ro1">
          <table:table-cell office:value-type="string" calcext:value-type="string">
            <text:p>Dune-pdelab</text:p>
          </table:table-cell>
          <table:table-cell/>
          <table:table-cell office:value-type="string" calcext:value-type="string">
            <text:p><text:a xlink:href="https://gitlab.dune-project.org/pdelab/dune-pdelab" xlink:type="simple">https://gitlab.dune-project.org/pdelab/dune-pdelab</text:a></text:p>
          </table:table-cell>
          <table:table-cell office:value-type="string" calcext:value-type="string">
            <text:p><text:a xlink:href="https://www.dune-project.org/groups/disc/" xlink:type="simple">https://www.dune-project.org/groups/disc/</text:a></text:p>
          </table:table-cell>
          <table:table-cell office:value-type="string" calcext:value-type="string">
            <text:p>A new generalized discretization module for a wide range of discretization methods. It allows rapid prototyping for implementing discretizations and solvers for systems of PDEs based on DUN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9.6" calcext:value-type="float">
            <text:p>9.6</text:p>
          </table:table-cell>
          <table:table-cell table:number-columns-repeated="4"/>
          <table:table-cell office:value-type="date" office:date-value="2019-03-13" calcext:value-type="date">
            <text:p>Mar 13, 2019</text:p>
          </table:table-cell>
          <table:table-cell table:number-columns-repeated="999"/>
        </table:table-row>
        <table:table-row table:style-name="ro1">
          <table:table-cell office:value-type="string" calcext:value-type="string">
            <text:p>Dune-fem</text:p>
          </table:table-cell>
          <table:table-cell/>
          <table:table-cell office:value-type="string" calcext:value-type="string">
            <text:p><text:a xlink:href="https://gitlab.dune-project.org/dune-fem/dune-fem" xlink:type="simple">https://gitlab.dune-project.org/dune-fem/dune-fem</text:a></text:p>
          </table:table-cell>
          <table:table-cell office:value-type="string" calcext:value-type="string">
            <text:p><text:a xlink:href="https://www.dune-project.org/groups/disc/" xlink:type="simple">https://www.dune-project.org/groups/disc/</text:a></text:p>
          </table:table-cell>
          <table:table-cell office:value-type="string" calcext:value-type="string">
            <text:p>The dune-fem discretization module</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26.1" calcext:value-type="float">
            <text:p>26.1</text:p>
          </table:table-cell>
          <table:table-cell table:number-columns-repeated="4"/>
          <table:table-cell office:value-type="date" office:date-value="2019-05-02" calcext:value-type="date">
            <text:p>May 2, 2019</text:p>
          </table:table-cell>
          <table:table-cell table:number-columns-repeated="999"/>
        </table:table-row>
        <table:table-row table:style-name="ro1">
          <table:table-cell office:value-type="string" calcext:value-type="string">
            <text:p>dune-common</text:p>
          </table:table-cell>
          <table:table-cell office:value-type="string" calcext:value-type="string">
            <text:p>DUNE</text:p>
          </table:table-cell>
          <table:table-cell office:value-type="string" calcext:value-type="string">
            <text:p><text:a xlink:href="https://gitlab.dune-project.org/core/dune-common" xlink:type="simple">https://gitlab.dune-project.org/core/dune-common</text:a></text:p>
          </table:table-cell>
          <table:table-cell office:value-type="string" calcext:value-type="string">
            <text:p><text:a xlink:href="https://www.dune-project.org/groups/core/" xlink:type="simple">https://www.dune-project.org/groups/core/</text:a></text:p>
          </table:table-cell>
          <table:table-cell office:value-type="string" calcext:value-type="string">
            <text:p>Build system, infrastructure and foundation classes</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18.8" calcext:value-type="float">
            <text:p>18.8</text:p>
          </table:table-cell>
          <table:table-cell table:number-columns-repeated="4"/>
          <table:table-cell office:value-type="date" office:date-value="2019-05-08" calcext:value-type="date">
            <text:p>May 8, 2019</text:p>
          </table:table-cell>
          <table:table-cell table:number-columns-repeated="999"/>
        </table:table-row>
        <table:table-row table:style-name="ro1">
          <table:table-cell office:value-type="string" calcext:value-type="string">
            <text:p>markrogoyski/math-php</text:p>
          </table:table-cell>
          <table:table-cell/>
          <table:table-cell office:value-type="string" calcext:value-type="string">
            <text:p><text:a xlink:href="https://github.com/markrogoyski/math-php" xlink:type="simple">https://github.com/markrogoyski/math-php</text:a></text:p>
          </table:table-cell>
          <table:table-cell/>
          <table:table-cell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office:value-type="string" calcext:value-type="string">
            <text:p>php</text:p>
          </table:table-cell>
          <table:table-cell/>
          <table:table-cell office:value-type="string" calcext:value-type="string">
            <text:p>library</text:p>
          </table:table-cell>
          <table:table-cell table:number-columns-repeated="11"/>
          <table:table-cell office:value-type="float" office:value="3.23" calcext:value-type="float">
            <text:p>3.23</text:p>
          </table:table-cell>
          <table:table-cell table:number-columns-repeated="3"/>
          <table:table-cell office:value-type="date" office:date-value="2016-04-03" calcext:value-type="date">
            <text:p>Apr 3, 2016</text:p>
          </table:table-cell>
          <table:table-cell office:value-type="date" office:date-value="2019-05-03" calcext:value-type="date">
            <text:p>May 3, 2019</text:p>
          </table:table-cell>
          <table:table-cell table:number-columns-repeated="999"/>
        </table:table-row>
        <table:table-row table:style-name="ro1">
          <table:table-cell office:value-type="string" calcext:value-type="string">
            <text:p>mathnet/mathnet-numerics</text:p>
          </table:table-cell>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t;c#</text:p>
          </table:table-cell>
          <table:table-cell/>
          <table:table-cell office:value-type="string" calcext:value-type="string">
            <text:p>library</text:p>
          </table:table-cell>
          <table:table-cell table:number-columns-repeated="11"/>
          <table:table-cell office:value-type="float" office:value="140.1" calcext:value-type="float">
            <text:p>140.1</text:p>
          </table:table-cell>
          <table:table-cell table:number-columns-repeated="3"/>
          <table:table-cell office:value-type="string" calcext:value-type="string">
            <text:p>July, 2009</text:p>
          </table:table-cell>
          <table:table-cell office:value-type="date" office:date-value="2019-04-28" calcext:value-type="date">
            <text:p>Apr 28, 2019</text:p>
          </table:table-cell>
          <table:table-cell table:number-columns-repeated="999"/>
        </table:table-row>
        <table:table-row table:style-name="ro1">
          <table:table-cell office:value-type="string" calcext:value-type="string">
            <text:p>bgrimstad/splinter</text:p>
          </table:table-cell>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c++</text:p>
          </table:table-cell>
          <table:table-cell/>
          <table:table-cell office:value-type="string" calcext:value-type="string">
            <text:p>library</text:p>
          </table:table-cell>
          <table:table-cell table:number-columns-repeated="11"/>
          <table:table-cell office:value-type="float" office:value="5.41" calcext:value-type="float">
            <text:p>5.41</text:p>
          </table:table-cell>
          <table:table-cell table:number-columns-repeated="3"/>
          <table:table-cell office:value-type="string" calcext:value-type="string">
            <text:p>July, 2014</text:p>
          </table:table-cell>
          <table:table-cell office:value-type="date" office:date-value="2018-10-18" calcext:value-type="date">
            <text:p>Oct 18, 2018</text:p>
          </table:table-cell>
          <table:table-cell table:number-columns-repeated="999"/>
        </table:table-row>
        <table:table-row table:style-name="ro1">
          <table:table-cell office:value-type="string" calcext:value-type="string">
            <text:p>usnistgov/fipy</text:p>
          </table:table-cell>
          <table:table-cell/>
          <table:table-cell office:value-type="string" calcext:value-type="string">
            <text:p><text:a xlink:href="https://github.com/usnistgov/fipy" xlink:type="simple">https://github.com/usnistgov/fipy</text:a></text:p>
          </table:table-cell>
          <table:table-cell office:value-type="string" calcext:value-type="string">
            <text:p> <text:a xlink:href="http://www.ctcms.nist.gov/fipy" xlink:type="simple">http://www.ctcms.nist.gov/fipy</text:a></text:p>
          </table:table-cell>
          <table:table-cell office:value-type="string" calcext:value-type="string">
            <text:p>object oriented, partial differential equation (PDE) solver, written in Python, based on a standard finite volume (FV) approach.</text:p>
          </table:table-cell>
          <table:table-cell office:value-type="string" calcext:value-type="string">
            <text:p>python</text:p>
          </table:table-cell>
          <table:table-cell/>
          <table:table-cell office:value-type="string" calcext:value-type="string">
            <text:p>solver</text:p>
          </table:table-cell>
          <table:table-cell table:number-columns-repeated="11"/>
          <table:table-cell office:value-type="float" office:value="26.75" calcext:value-type="float">
            <text:p>26.75</text:p>
          </table:table-cell>
          <table:table-cell table:number-columns-repeated="3"/>
          <table:table-cell office:value-type="string" calcext:value-type="string">
            <text:p>Nov, 2003</text:p>
          </table:table-cell>
          <table:table-cell office:value-type="date" office:date-value="2019-04-23" calcext:value-type="date">
            <text:p>Apr 23, 2019</text:p>
          </table:table-cell>
          <table:table-cell/>
          <table:table-cell office:value-type="string" calcext:value-type="string">
            <text:p>Contains wrappers for Trilinos, Scipy</text:p>
          </table:table-cell>
          <table:table-cell table:number-columns-repeated="997"/>
        </table:table-row>
        <table:table-row table:style-name="ro1">
          <table:table-cell office:value-type="string" calcext:value-type="string">
            <text:p>KratosMultiphysics/Kratos</text:p>
          </table:table-cell>
          <table:table-cell/>
          <table:table-cell office:value-type="string" calcext:value-type="string">
            <text:p><text:a xlink:href="https://github.com/KratosMultiphysics/Kratos" xlink:type="simple">https://github.com/KratosMultiphysics/Kratos</text:a></text:p>
          </table:table-cell>
          <table:table-cell/>
          <table:table-cell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office:value-type="string" calcext:value-type="string">
            <text:p>c++</text:p>
          </table:table-cell>
          <table:table-cell table:number-columns-repeated="13"/>
          <table:table-cell office:value-type="string" calcext:value-type="string">
            <text:p>1.39 GiB</text:p>
          </table:table-cell>
          <table:table-cell table:number-columns-repeated="3"/>
          <table:table-cell office:value-type="string" calcext:value-type="string">
            <text:p>Jan, 2009</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trilinos/Trilinos</text:p>
          </table:table-cell>
          <table:table-cell table:style-name="ce4"/>
          <table:table-cell table:style-name="ce4" office:value-type="string" calcext:value-type="string">
            <text:p><text:a xlink:href="https://github.com/trilinos/Trilinos" xlink:type="simple">https://github.com/trilinos/Trilinos</text:a></text:p>
          </table:table-cell>
          <table:table-cell table:style-name="ce4" office:value-type="string" calcext:value-type="string">
            <text:p><text:a xlink:href="https://trilinos.github.io/" xlink:type="simple">https://trilinos.github.io/</text:a></text:p>
          </table:table-cell>
          <table:table-cell table:style-name="ce4" office:value-type="string" calcext:value-type="string">
            <text:p>Meshes, Geometry, &amp; Load Balancing; Discretizations; Scalable Linear Algebra; Linear &amp; Eigen Solvers; Embedded Nonlinear Analysis Tools</text:p>
          </table:table-cell>
          <table:table-cell table:style-name="ce4" office:value-type="string" calcext:value-type="string">
            <text:p>c++</text:p>
          </table:table-cell>
          <table:table-cell table:style-name="ce4"/>
          <table:table-cell table:style-name="ce4" office:value-type="string" calcext:value-type="string">
            <text:p>framework</text:p>
          </table:table-cell>
          <table:table-cell table:style-name="ce4" table:number-columns-repeated="11"/>
          <table:table-cell table:style-name="ce4" office:value-type="float" office:value="597.08" calcext:value-type="float">
            <text:p>597.08</text:p>
          </table:table-cell>
          <table:table-cell table:style-name="ce4" table:number-columns-repeated="3"/>
          <table:table-cell table:style-name="ce9" office:value-type="string" calcext:value-type="string">
            <text:p>Feb, 1998</text:p>
          </table:table-cell>
          <table:table-cell table:style-name="ce9" office:value-type="date" office:date-value="2019-05-08" calcext:value-type="date">
            <text:p>May 8, 2019</text:p>
          </table:table-cell>
          <table:table-cell table:style-name="ce9"/>
          <table:table-cell table:style-name="ce4" office:value-type="string" calcext:value-type="string">
            <text:p>Contains numerical methods code</text:p>
          </table:table-cell>
          <table:table-cell table:style-name="ce4" table:number-columns-repeated="997"/>
        </table:table-row>
        <table:table-row table:style-name="ro1">
          <table:table-cell office:value-type="string" calcext:value-type="string">
            <text:p>fredrik-johansson/mpmath</text:p>
          </table:table-cell>
          <table:table-cell/>
          <table:table-cell office:value-type="string" calcext:value-type="string">
            <text:p><text:a xlink:href="https://github.com/fredrik-johansson/mpmath" xlink:type="simple">https://github.com/fredrik-johansson/mpmath</text:a></text:p>
          </table:table-cell>
          <table:table-cell office:value-type="string" calcext:value-type="string">
            <text:p><text:a xlink:href="http://mpmath.org/" xlink:type="simple">http://mpmath.org/</text:a></text:p>
          </table:table-cell>
          <table:table-cell office:value-type="string" calcext:value-type="string">
            <text:p>Python library for real and complex floating-point arithmetic with arbitrary precision</text:p>
          </table:table-cell>
          <table:table-cell office:value-type="string" calcext:value-type="string">
            <text:p>python</text:p>
          </table:table-cell>
          <table:table-cell/>
          <table:table-cell office:value-type="string" calcext:value-type="string">
            <text:p>library</text:p>
          </table:table-cell>
          <table:table-cell table:number-columns-repeated="11"/>
          <table:table-cell office:value-type="float" office:value="16.75" calcext:value-type="float">
            <text:p>16.75</text:p>
          </table:table-cell>
          <table:table-cell table:number-columns-repeated="3"/>
          <table:table-cell office:value-type="date" office:date-value="2007-09-23" calcext:value-type="date">
            <text:p>Sep 23, 2007</text:p>
          </table:table-cell>
          <table:table-cell office:value-type="date" office:date-value="2019-05-08" calcext:value-type="date">
            <text:p>May 8, 2019</text:p>
          </table:table-cell>
          <table:table-cell table:number-columns-repeated="999"/>
        </table:table-row>
        <table:table-row table:style-name="ro1">
          <table:table-cell table:style-name="ce4" office:value-type="string" calcext:value-type="string">
            <text:p>FFTW/fftw3</text:p>
          </table:table-cell>
          <table:table-cell table:style-name="ce4"/>
          <table:table-cell table:style-name="ce4" office:value-type="string" calcext:value-type="string">
            <text:p><text:a xlink:href="https://github.com/FFTW/fftw3" xlink:type="simple">https://github.com/FFTW/fftw3</text:a></text:p>
          </table:table-cell>
          <table:table-cell table:style-name="ce4" office:value-type="string" calcext:value-type="string">
            <text:p><text:a xlink:href="http://www.fftw.org/" xlink:type="simple">http://www.fftw.org/</text:a></text:p>
          </table:table-cell>
          <table:table-cell table:style-name="ce4" office:value-type="string" calcext:value-type="string">
            <text:p>C subroutine library for computing the discrete Fourier transform (DFT) in one or more dimensions</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Fast Fourier Transform</text:p>
          </table:table-cell>
          <table:table-cell table:style-name="ce4" table:number-columns-repeated="10"/>
          <table:table-cell table:style-name="ce4" office:value-type="float" office:value="11.24" calcext:value-type="float">
            <text:p>11.24</text:p>
          </table:table-cell>
          <table:table-cell table:style-name="ce4" table:number-columns-repeated="3"/>
          <table:table-cell table:style-name="ce9" office:value-type="date" office:date-value="2002-06-02" calcext:value-type="date">
            <text:p>Jun 2, 2002</text:p>
          </table:table-cell>
          <table:table-cell table:style-name="ce9" office:value-type="date" office:date-value="2019-05-03" calcext:value-type="date">
            <text:p>May 3, 2019</text:p>
          </table:table-cell>
          <table:table-cell table:style-name="ce9"/>
          <table:table-cell table:style-name="ce4" table:number-columns-repeated="998"/>
        </table:table-row>
        <table:table-row table:style-name="ro1">
          <table:table-cell table:style-name="ce4" office:value-type="string" calcext:value-type="string">
            <text:p>Armadillo</text:p>
          </table:table-cell>
          <table:table-cell table:style-name="ce4"/>
          <table:table-cell table:style-name="ce4" office:value-type="string" calcext:value-type="string">
            <text:p><text:a xlink:href="https://gitlab.com/conradsnicta/armadillo-code" xlink:type="simple">https://gitlab.com/conradsnicta/armadillo-code</text:a></text:p>
          </table:table-cell>
          <table:table-cell table:style-name="ce4" office:value-type="string" calcext:value-type="string">
            <text:p><text:a xlink:href="http://arma.sourceforge.net/" xlink:type="simple">http://arma.sourceforge.net/</text:a></text:p>
          </table:table-cell>
          <table:table-cell table:style-name="ce4" office:value-type="string" calcext:value-type="string">
            <text:p>fast C++ library for linear algebra &amp; scientific computing</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12.1" calcext:value-type="float">
            <text:p>12.1</text:p>
          </table:table-cell>
          <table:table-cell table:style-name="ce4" table:number-columns-repeated="3"/>
          <table:table-cell table:style-name="ce17" office:value-type="date" office:date-value="2017-02-17" calcext:value-type="date">
            <text:p>02/17/17</text:p>
          </table:table-cell>
          <table:table-cell table:style-name="ce17" office:value-type="date" office:date-value="2019-05-03" calcext:value-type="date">
            <text:p>05/03/19</text:p>
          </table:table-cell>
          <table:table-cell table:style-name="ce17"/>
          <table:table-cell table:style-name="ce4" office:value-type="string" calcext:value-type="string">
            <text:p>Includes methods for interpolation, convolution, and fast fourier transform</text:p>
          </table:table-cell>
          <table:table-cell table:style-name="ce4" table:number-columns-repeated="997"/>
        </table:table-row>
        <table:table-row table:style-name="ro1">
          <table:table-cell table:style-name="ce4" office:value-type="string" calcext:value-type="string">
            <text:p>mlpack/ensmallen</text:p>
          </table:table-cell>
          <table:table-cell table:style-name="ce4"/>
          <table:table-cell table:style-name="ce4" office:value-type="string" calcext:value-type="string">
            <text:p><text:a xlink:href="https://github.com/mlpack/ensmallen" xlink:type="simple">https://github.com/mlpack/ensmallen</text:a></text:p>
          </table:table-cell>
          <table:table-cell table:style-name="ce4" office:value-type="string" calcext:value-type="string">
            <text:p> <text:a xlink:href="http://ensmallen.org/" xlink:type="simple">http://ensmallen.org</text:a></text:p>
          </table:table-cell>
          <table:table-cell table:style-name="ce4" office:value-type="string" calcext:value-type="string">
            <text:p>A header-only C++ library for mathematical optimization</text:p>
          </table:table-cell>
          <table:table-cell table:style-name="ce4" office:value-type="string" calcext:value-type="string">
            <text:p>c++</text:p>
          </table:table-cell>
          <table:table-cell table:style-name="ce4"/>
          <table:table-cell table:style-name="ce4" office:value-type="string" calcext:value-type="string">
            <text:p>library</text:p>
          </table:table-cell>
          <table:table-cell table:style-name="ce4" office:value-type="string" calcext:value-type="string">
            <text:p>optimization</text:p>
          </table:table-cell>
          <table:table-cell table:style-name="ce4" table:number-columns-repeated="17"/>
          <table:table-cell table:style-name="ce4" office:value-type="string" calcext:value-type="string">
            <text:p>Includes primal-dual solvers, gradient descent, stochastic GD</text:p>
          </table:table-cell>
          <table:table-cell table:style-name="ce4" table:number-columns-repeated="997"/>
        </table:table-row>
        <table:table-row table:style-name="ro1">
          <table:table-cell table:style-name="ce4" office:value-type="string" calcext:value-type="string">
            <text:p>Commons Math</text:p>
          </table:table-cell>
          <table:table-cell table:style-name="ce4"/>
          <table:table-cell table:style-name="ce4" office:value-type="string" calcext:value-type="string">
            <text:p><text:a xlink:href="https://github.com/apache/commons-math" xlink:type="simple">https://github.com/apache/commons-math</text:a></text:p>
          </table:table-cell>
          <table:table-cell table:style-name="ce4" office:value-type="string" calcext:value-type="string">
            <text:p><text:a xlink:href="https://commons.apache.org/proper/commons-math/" xlink:type="simple">https://commons.apache.org/proper/commons-math/</text:a></text:p>
          </table:table-cell>
          <table:table-cell table:style-name="ce4" office:value-type="string" calcext:value-type="string">
            <text:p>library of lightweight, self-contained mathematics and statistics components addressing the most common problems not available in the Java programming language or Commons Lang</text:p>
          </table:table-cell>
          <table:table-cell table:style-name="ce4" office:value-type="string" calcext:value-type="string">
            <text:p>java</text:p>
          </table:table-cell>
          <table:table-cell table:style-name="ce4"/>
          <table:table-cell table:style-name="ce4" office:value-type="string" calcext:value-type="string">
            <text:p>library</text:p>
          </table:table-cell>
          <table:table-cell table:style-name="ce4" table:number-columns-repeated="11"/>
          <table:table-cell table:style-name="ce4" office:value-type="float" office:value="23.64" calcext:value-type="float">
            <text:p>23.64</text:p>
          </table:table-cell>
          <table:table-cell table:style-name="ce4" table:number-columns-repeated="3"/>
          <table:table-cell table:style-name="ce9" office:value-type="date" office:date-value="2003-05-11" calcext:value-type="date">
            <text:p>May 11, 2003</text:p>
          </table:table-cell>
          <table:table-cell table:style-name="ce9" office:value-type="date" office:date-value="2019-05-07" calcext:value-type="date">
            <text:p>May 7, 2019</text:p>
          </table:table-cell>
          <table:table-cell table:style-name="ce9"/>
          <table:table-cell table:style-name="ce4" office:value-type="string" calcext:value-type="string">
            <text:p>Includes ode, integration, interpolation, root finding</text:p>
          </table:table-cell>
          <table:table-cell table:style-name="ce4" table:number-columns-repeated="997"/>
        </table:table-row>
        <table:table-row table:style-name="ro1">
          <table:table-cell table:style-name="ce4" office:value-type="string" calcext:value-type="string">
            <text:p>PETSc</text:p>
          </table:table-cell>
          <table:table-cell table:style-name="ce4"/>
          <table:table-cell table:style-name="ce4" office:value-type="string" calcext:value-type="string">
            <text:p><text:a xlink:href="https://github.com/petsc/petsc" xlink:type="simple">https://github.com/petsc/petsc</text:a></text:p>
          </table:table-cell>
          <table:table-cell table:style-name="ce4" office:value-type="string" calcext:value-type="string">
            <text:p><text:a xlink:href="https://www.mcs.anl.gov/petsc/" xlink:type="simple">https://www.mcs.anl.gov/petsc/</text:a></text:p>
          </table:table-cell>
          <table:table-cell table:style-name="ce4" office:value-type="string" calcext:value-type="string">
            <text:p>Portable, Extensible Toolkit for Scientific Computation</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171.08" calcext:value-type="float">
            <text:p>171.08</text:p>
          </table:table-cell>
          <table:table-cell table:style-name="ce4" table:number-columns-repeated="3"/>
          <table:table-cell table:style-name="ce17" office:value-type="date" office:date-value="2019-05-08" calcext:value-type="date">
            <text:p>05/08/19</text:p>
          </table:table-cell>
          <table:table-cell table:style-name="ce17" office:value-type="date" office:date-value="1994-09-18" calcext:value-type="date">
            <text:p>09/18/94</text:p>
          </table:table-cell>
          <table:table-cell table:style-name="ce17"/>
          <table:table-cell table:style-name="ce4" table:number-columns-repeated="998"/>
        </table:table-row>
        <table:table-row table:style-name="ro1">
          <table:table-cell table:style-name="ce4" office:value-type="string" calcext:value-type="string">
            <text:p>GNU Scientific Library (GSL)</text:p>
          </table:table-cell>
          <table:table-cell table:style-name="ce4"/>
          <table:table-cell table:style-name="ce4" office:value-type="string" calcext:value-type="string">
            <text:p><text:a xlink:href="https://git.savannah.gnu.org/cgit/gsl.git" xlink:type="simple">https://git.savannah.gnu.org/cgit/gsl.git</text:a></text:p>
          </table:table-cell>
          <table:table-cell table:style-name="ce4" office:value-type="string" calcext:value-type="string">
            <text:p><text:a xlink:href="https://www.gnu.org/software/gsl/" xlink:type="simple">https://www.gnu.org/software/gsl/</text:a></text:p>
          </table:table-cell>
          <table:table-cell table:style-name="ce4" office:value-type="string" calcext:value-type="string">
            <text:p>mathematical routines such as random number generators, special functions and least-squares fitting. There are over 1000 functions in total with an extensive test suite</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9.73" calcext:value-type="float">
            <text:p>9.73</text:p>
          </table:table-cell>
          <table:table-cell table:style-name="ce4" table:number-columns-repeated="3"/>
          <table:table-cell table:style-name="ce9" office:value-type="string" calcext:value-type="string">
            <text:p>July 8,1996</text:p>
          </table:table-cell>
          <table:table-cell table:style-name="ce9" office:value-type="date" office:date-value="2019-03-15" calcext:value-type="date">
            <text:p>Mar 15, 2019</text:p>
          </table:table-cell>
          <table:table-cell table:style-name="ce9" office:value-type="string" calcext:value-type="string">
            <text:p>GNU software package </text:p>
          </table:table-cell>
          <table:table-cell table:style-name="ce4" table:number-columns-repeated="998"/>
        </table:table-row>
        <table:table-row table:style-name="ro1">
          <table:table-cell table:style-name="ce4" office:value-type="string" calcext:value-type="string">
            <text:p>GLPK (GNU Linear Programming Kit)</text:p>
          </table:table-cell>
          <table:table-cell table:style-name="ce4"/>
          <table:table-cell table:style-name="ce4" office:value-type="string" calcext:value-type="string">
            <text:p><text:a xlink:href="https://cvs.savannah.gnu.org/viewvc/glpk/glpk/" xlink:type="simple">https://cvs.savannah.gnu.org/viewvc/glpk/glpk/</text:a></text:p>
          </table:table-cell>
          <table:table-cell table:style-name="ce4" office:value-type="string" calcext:value-type="string">
            <text:p><text:a xlink:href="https://www.gnu.org/software/glpk/" xlink:type="simple">https://www.gnu.org/software/glpk/</text:a></text:p>
          </table:table-cell>
          <table:table-cell table:style-name="ce4"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4" table:number-columns-repeated="2"/>
          <table:table-cell table:style-name="ce4" office:value-type="string" calcext:value-type="string">
            <text:p>library</text:p>
          </table:table-cell>
          <table:table-cell table:style-name="ce4" table:number-columns-repeated="11"/>
          <table:table-cell table:style-name="ce4" office:value-type="float" office:value="0.296" calcext:value-type="float">
            <text:p>0.296</text:p>
          </table:table-cell>
          <table:table-cell table:style-name="ce4" table:number-columns-repeated="3"/>
          <table:table-cell table:style-name="ce9" table:number-columns-repeated="2"/>
          <table:table-cell table:style-name="ce9" office:value-type="string" calcext:value-type="string">
            <text:p>GNU software package </text:p>
          </table:table-cell>
          <table:table-cell table:style-name="ce4" office:value-type="string" calcext:value-type="string">
            <text:p>Includes simplex/interior point methods, MIP and LP solvers</text:p>
          </table:table-cell>
          <table:table-cell table:style-name="ce4" table:number-columns-repeated="997"/>
        </table:table-row>
        <table:table-row table:style-name="ro1">
          <table:table-cell office:value-type="string" calcext:value-type="string">
            <text:p>cmna</text:p>
          </table:table-cell>
          <table:table-cell office:value-type="string" calcext:value-type="string">
            <text:p>Computational Methods for Numerical Analysis</text:p>
          </table:table-cell>
          <table:table-cell office:value-type="string" calcext:value-type="string">
            <text:p><text:a xlink:href="https://github.com/howardjp/cmna" xlink:type="simple">https://github.com/howardjp/cmna</text:a></text:p>
          </table:table-cell>
          <table:table-cell office:value-type="string" calcext:value-type="string">
            <text:p><text:a xlink:href="https://cran.r-project.org/web/packages/cmna/index.html" xlink:type="simple">https://cran.r-project.org/web/packages/cmna/index.html</text:a></text:p>
          </table:table-cell>
          <table:table-cell office:value-type="string" calcext:value-type="string">
            <text:p>cmna: Computational Methods for Numerical Analysi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numerical methods</text:p>
          </table:table-cell>
          <table:table-cell table:number-columns-repeated="10"/>
          <table:table-cell office:value-type="float" office:value="0.13" calcext:value-type="float">
            <text:p>0.13</text:p>
          </table:table-cell>
          <table:table-cell table:number-columns-repeated="3"/>
          <table:table-cell office:value-type="date" office:date-value="2015-12-06" calcext:value-type="date">
            <text:p>Dec 6, 2015</text:p>
          </table:table-cell>
          <table:table-cell office:value-type="date" office:date-value="2017-06-13" calcext:value-type="date">
            <text:p>Jun 13, 2017</text:p>
          </table:table-cell>
          <table:table-cell office:value-type="string" calcext:value-type="string">
            <text:p>language specific (R,CRAN)</text:p>
          </table:table-cell>
          <table:table-cell office:value-type="string" calcext:value-type="string">
            <text:p>Includes R implementation for most numerical methods</text:p>
          </table:table-cell>
          <table:table-cell table:number-columns-repeated="997"/>
        </table:table-row>
        <table:table-row table:style-name="ro1">
          <table:table-cell office:value-type="string" calcext:value-type="string">
            <text:p>SUNDIALs</text:p>
          </table:table-cell>
          <table:table-cell office:value-type="string" calcext:value-type="string">
            <text:p>Suite of Nonlinear and DIfferential/ALgebraic Equation Solvers</text:p>
          </table:table-cell>
          <table:table-cell office:value-type="string" calcext:value-type="string">
            <text:p><text:a xlink:href="https://github.com/LLNL/sundials" xlink:type="simple">https://github.com/LLNL/sundials</text:a></text:p>
          </table:table-cell>
          <table:table-cell office:value-type="string" calcext:value-type="string">
            <text:p><text:a xlink:href="https://computation.llnl.gov/projects/sundials" xlink:type="simple">https://computation.llnl.gov/projects/sundials</text:a></text:p>
          </table:table-cell>
          <table:table-cell office:value-type="string" calcext:value-type="string">
            <text:p>SUite of Nonlinear and DIfferential/ALgebraic equation Solvers</text:p>
          </table:table-cell>
          <table:table-cell office:value-type="string" calcext:value-type="string">
            <text:p>c</text:p>
          </table:table-cell>
          <table:table-cell/>
          <table:table-cell office:value-type="string" calcext:value-type="string">
            <text:p>suite</text:p>
          </table:table-cell>
          <table:table-cell office:value-type="string" calcext:value-type="string">
            <text:p>software suite;ode solver; equation solver</text:p>
          </table:table-cell>
          <table:table-cell table:number-columns-repeated="1015"/>
        </table:table-row>
        <table:table-row table:style-name="ro1">
          <table:table-cell office:value-type="string" calcext:value-type="string">
            <text:p>NMOF</text:p>
          </table:table-cell>
          <table:table-cell office:value-type="string" calcext:value-type="string">
            <text:p>Numerical Methods and Optimization in Finance</text:p>
          </table:table-cell>
          <table:table-cell office:value-type="string" calcext:value-type="string">
            <text:p><text:a xlink:href="https://github.com/cran/NMOF" xlink:type="simple">https://github.com/cran/NMOF</text:a></text:p>
          </table:table-cell>
          <table:table-cell office:value-type="string" calcext:value-type="string">
            <text:p><text:a xlink:href="https://cran.r-project.org/web/packages/NMOF/index.html" xlink:type="simple">https://cran.r-project.org/web/packages/NMOF/index.html</text:a></text:p>
          </table:table-cell>
          <table:table-cell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office:value-type="string" calcext:value-type="string">
            <text:p>r</text:p>
          </table:table-cell>
          <table:table-cell/>
          <table:table-cell office:value-type="string" calcext:value-type="string">
            <text:p>R package</text:p>
          </table:table-cell>
          <table:table-cell office:value-type="string" calcext:value-type="string">
            <text:p>financial/portfolio optimization</text:p>
          </table:table-cell>
          <table:table-cell table:number-columns-repeated="16"/>
          <table:table-cell office:value-type="string" calcext:value-type="string">
            <text:p>language specific (R,CRAN)</text:p>
          </table:table-cell>
          <table:table-cell table:number-columns-repeated="998"/>
        </table:table-row>
        <table:table-row table:style-name="ro1">
          <table:table-cell office:value-type="string" calcext:value-type="string">
            <text:p>LLNL/mfem</text:p>
          </table:table-cell>
          <table:table-cell office:value-type="string" calcext:value-type="string">
            <text:p>MFEM</text:p>
          </table:table-cell>
          <table:table-cell office:value-type="string" calcext:value-type="string">
            <text:p><text:a xlink:href="https://github.com/LLNL/mfem" xlink:type="simple">https://github.com/LLNL/mfem</text:a></text:p>
          </table:table-cell>
          <table:table-cell office:value-type="string" calcext:value-type="string">
            <text:p><text:a xlink:href="https://mfem.org/" xlink:type="simple">https://mfem.org</text:a></text:p>
          </table:table-cell>
          <table:table-cell office:value-type="string" calcext:value-type="string">
            <text:p>free, lightweight, scalable C++ library for finite element methods</text:p>
          </table:table-cell>
          <table:table-cell office:value-type="string" calcext:value-type="string">
            <text:p>c++</text:p>
          </table:table-cell>
          <table:table-cell/>
          <table:table-cell office:value-type="string" calcext:value-type="string">
            <text:p>library</text:p>
          </table:table-cell>
          <table:table-cell table:number-columns-repeated="1016"/>
        </table:table-row>
        <table:table-row table:style-name="ro1">
          <table:table-cell office:value-type="string" calcext:value-type="string">
            <text:p>gdkar/djbfft</text:p>
          </table:table-cell>
          <table:table-cell office:value-type="string" calcext:value-type="string">
            <text:p>DJBFFT</text:p>
          </table:table-cell>
          <table:table-cell office:value-type="string" calcext:value-type="string">
            <text:p><text:a xlink:href="https://github.com/gdkar/djbfft" xlink:type="simple">https://github.com/gdkar/djbfft</text:a></text:p>
          </table:table-cell>
          <table:table-cell office:value-type="string" calcext:value-type="string">
            <text:p><text:a xlink:href="https://cr.yp.to/djbfft.html" xlink:type="simple">https://cr.yp.to/djbfft.html</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FTPACK</text:p>
          </table:table-cell>
          <table:table-cell/>
          <table:table-cell office:value-type="string" calcext:value-type="string">
            <text:p><text:a xlink:href="http://www.netlib.org/fftpack/" xlink:type="simple">http://www.netlib.org/fftpack/</text:a></text:p>
          </table:table-cell>
          <table:table-cell office:value-type="string" calcext:value-type="string">
            <text:p>Fortran subprograms for the fast Fourier transform of periodic and other symmetric sequences. It includes complex, real, sine, cosine, and quarter-wave transforms. </text:p>
          </table:table-cell>
          <table:table-cell office:value-type="string" calcext:value-type="string">
            <text:p>fortran</text:p>
          </table:table-cell>
          <table:table-cell table:number-columns-repeated="4"/>
          <table:table-cell office:value-type="string" calcext:value-type="string">
            <text:p>Paul N. Swarztrauber, National Center for Atmospheric Research, Boulder, CO</text:p>
          </table:table-cell>
          <table:table-cell table:number-columns-repeated="14"/>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ODEPACK</text:p>
          </table:table-cell>
          <table:table-cell/>
          <table:table-cell office:value-type="string" calcext:value-type="string">
            <text:p><text:a xlink:href="https://computation.llnl.gov/casc/odepack/" xlink:type="simple">https://computation.llnl.gov/casc/odepack/</text:a></text:p>
          </table:table-cell>
          <table:table-cell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office:value-type="string" calcext:value-type="string">
            <text:p>fortran</text:p>
          </table:table-cell>
          <table:table-cell table:number-columns-repeated="4"/>
          <table:table-cell office:value-type="string" calcext:value-type="string">
            <text:p>Alan C. Hindmarsh, Center for Applied Scientific Computing at Lawrence Livermore National Laboratory </text:p>
          </table:table-cell>
          <table:table-cell table:number-columns-repeated="14"/>
          <table:table-cell office:value-type="string" calcext:value-type="string">
            <text:p>dependency of SciPy</text:p>
          </table:table-cell>
          <table:table-cell table:number-columns-repeated="998"/>
        </table:table-row>
        <table:table-row table:style-name="ro1">
          <table:table-cell office:value-type="string" calcext:value-type="string">
            <text:p>m-reuter/arpackpp</text:p>
          </table:table-cell>
          <table:table-cell office:value-type="string" calcext:value-type="string">
            <text:p>ARPACK</text:p>
          </table:table-cell>
          <table:table-cell office:value-type="string" calcext:value-type="string">
            <text:p><text:a xlink:href="https://github.com/m-reuter/arpackpp" xlink:type="simple">https://github.com/m-reuter/arpackpp</text:a></text:p>
          </table:table-cell>
          <table:table-cell office:value-type="string" calcext:value-type="string">
            <text:p><text:a xlink:href="https://www.caam.rice.edu/software/ARPACK" xlink:type="simple">https://www.caam.rice.edu/software/AR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table:number-columns-repeated="2" office:value-type="string" calcext:value-type="string">
            <text:p>FITPACK</text:p>
          </table:table-cell>
          <table:table-cell/>
          <table:table-cell office:value-type="string" calcext:value-type="string">
            <text:p><text:a xlink:href="http://www.netlib.org/fitpack/" xlink:type="simple">http://www.netlib.org/fitpack/</text:a></text:p>
          </table:table-cell>
          <table:table-cell table:number-columns-repeated="21"/>
          <table:table-cell office:value-type="string" calcext:value-type="string">
            <text:p>dependency of SciPy</text:p>
          </table:table-cell>
          <table:table-cell table:number-columns-repeated="998"/>
        </table:table-row>
        <table:table-row table:style-name="ro1">
          <table:table-cell office:value-type="string" calcext:value-type="string">
            <text:p>JuliaOpt/JuMP.jl</text:p>
          </table:table-cell>
          <table:table-cell office:value-type="string" calcext:value-type="string">
            <text:p>JuMP.jl</text:p>
          </table:table-cell>
          <table:table-cell office:value-type="string" calcext:value-type="string">
            <text:p><text:a xlink:href="https://github.com/JuliaOpt/JuMP.jl" xlink:type="simple">https://github.com/JuliaOpt/JuMP.jl</text:a></text:p>
          </table:table-cell>
          <table:table-cell table:number-columns-repeated="10"/>
          <table:table-cell office:value-type="string" calcext:value-type="string">
            <text:p><text:a xlink:href="http://www.juliaopt.org/JuMP.jl/v0.19.0/" xlink:type="simple">http://www.juliaopt.org/JuMP.jl/v0.19.0/</text:a></text:p>
          </table:table-cell>
          <table:table-cell table:number-columns-repeated="11"/>
          <table:table-cell office:value-type="string" calcext:value-type="string">
            <text:p>language specific (Julia)</text:p>
          </table:table-cell>
          <table:table-cell table:number-columns-repeated="998"/>
        </table:table-row>
        <table:table-row table:style-name="ro1">
          <table:table-cell office:value-type="string" calcext:value-type="string">
            <text:p>AMPL</text:p>
          </table:table-cell>
          <table:table-cell table:number-columns-repeated="24"/>
          <table:table-cell office:value-type="string" calcext:value-type="string">
            <text:p>dependency of IPOPT</text:p>
          </table:table-cell>
          <table:table-cell table:number-columns-repeated="998"/>
        </table:table-row>
        <table:table-row table:style-name="ro1">
          <table:table-cell office:value-type="string" calcext:value-type="string">
            <text:p>MUMPS</text:p>
          </table:table-cell>
          <table:table-cell office:value-type="string" calcext:value-type="string">
            <text:p>MUMPS - MUltifrontal Massively Parallel sparse direct Solver</text:p>
          </table:table-cell>
          <table:table-cell/>
          <table:table-cell office:value-type="string" calcext:value-type="string">
            <text:p><text:a xlink:href="http://mumps.enseeiht.fr/" xlink:type="simple">http://mumps.enseeiht.fr/</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office:value-type="string" calcext:value-type="string">
            <text:p>PARDISO</text:p>
          </table:table-cell>
          <table:table-cell table:number-columns-repeated="2"/>
          <table:table-cell office:value-type="string" calcext:value-type="string">
            <text:p><text:a xlink:href="https://pardiso-project.org/" xlink:type="simple">https://pardiso-project.org/</text:a></text:p>
          </table:table-cell>
          <table:table-cell table:number-columns-repeated="21"/>
          <table:table-cell office:value-type="string" calcext:value-type="string">
            <text:p>dependency of IPOPT</text:p>
          </table:table-cell>
          <table:table-cell table:number-columns-repeated="998"/>
        </table:table-row>
        <table:table-row table:style-name="ro1">
          <table:table-cell office:value-type="string" calcext:value-type="string">
            <text:p>HSL</text:p>
          </table:table-cell>
          <table:table-cell office:value-type="string" calcext:value-type="string">
            <text:p>HSL Mathematical Software Library</text:p>
          </table:table-cell>
          <table:table-cell/>
          <table:table-cell office:value-type="string" calcext:value-type="string">
            <text:p><text:a xlink:href="http://www.hsl.rl.ac.uk/" xlink:type="simple">http://www.hsl.rl.ac.uk/</text:a></text:p>
          </table:table-cell>
          <table:table-cell table:number-columns-repeated="4"/>
          <table:table-cell office:value-type="string" calcext:value-type="string">
            <text:p>linear algebra;random numbers</text:p>
          </table:table-cell>
          <table:table-cell table:number-columns-repeated="16"/>
          <table:table-cell office:value-type="string" calcext:value-type="string">
            <text:p>dependency of IPOPT</text:p>
          </table:table-cell>
          <table:table-cell table:number-columns-repeated="998"/>
        </table:table-row>
        <table:table-row table:style-name="ro1">
          <table:table-cell office:value-type="string" calcext:value-type="string">
            <text:p>JuliaOpt/Convex.jl</text:p>
          </table:table-cell>
          <table:table-cell office:value-type="string" calcext:value-type="string">
            <text:p>Convex.jl</text:p>
          </table:table-cell>
          <table:table-cell office:value-type="string" calcext:value-type="string">
            <text:p><text:a xlink:href="https://github.com/JuliaOpt/Convex.jl" xlink:type="simple">https://github.com/JuliaOpt/Convex.jl</text:a></text:p>
          </table:table-cell>
          <table:table-cell table:number-columns-repeated="22"/>
          <table:table-cell office:value-type="string" calcext:value-type="string">
            <text:p>language specific (Julia)</text:p>
          </table:table-cell>
          <table:table-cell table:number-columns-repeated="998"/>
        </table:table-row>
        <table:table-row table:style-name="ro1">
          <table:table-cell office:value-type="string" calcext:value-type="string">
            <text:p>optim</text:p>
          </table:table-cell>
          <table:table-cell/>
          <table:table-cell office:value-type="string" calcext:value-type="string">
            <text:p><text:a xlink:href="https://octave.sourceforge.io/optim/index.html" xlink:type="simple">https://octave.sourceforge.io/optim/index.html</text:a></text:p>
          </table:table-cell>
          <table:table-cell/>
          <table:table-cell office:value-type="string" calcext:value-type="string">
            <text:p>Non-linear optimization toolkit.</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optiminterp</text:p>
          </table:table-cell>
          <table:table-cell/>
          <table:table-cell office:value-type="string" calcext:value-type="string">
            <text:p><text:a xlink:href="https://octave.sourceforge.io/optiminterp/index.html" xlink:type="simple">https://octave.sourceforge.io/optiminterp/index.html</text:a></text:p>
          </table:table-cell>
          <table:table-cell/>
          <table:table-cell office:value-type="string" calcext:value-type="string">
            <text:p>An optimal interpolation toolbox for octave. This package provides functions to perform a n-dimensional optimal interpolations of arbitrarily distributed data points.</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interval</text:p>
          </table:table-cell>
          <table:table-cell/>
          <table:table-cell office:value-type="string" calcext:value-type="string">
            <text:p>https://octave.sourceforge.io/interval/index.html</text:p>
          </table:table-cell>
          <table:table-cell/>
          <table:table-cell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level-set</text:p>
          </table:table-cell>
          <table:table-cell/>
          <table:table-cell office:value-type="string" calcext:value-type="string">
            <text:p>https://octave.sourceforge.io/level-set/index.html</text:p>
          </table:table-cell>
          <table:table-cell/>
          <table:table-cell office:value-type="string" calcext:value-type="string">
            <text:p>Routines for calculating the time-evolution of the level-set equation and extracting geometric information from the level-set function.</text:p>
          </table:table-cell>
          <table:table-cell office:value-type="string" calcext:value-type="string">
            <text:p>octave</text:p>
          </table:table-cell>
          <table:table-cell/>
          <table:table-cell office:value-type="string" calcext:value-type="string">
            <text:p>octave package</text:p>
          </table:table-cell>
          <table:table-cell table:number-columns-repeated="17"/>
          <table:table-cell office:value-type="string" calcext:value-type="string">
            <text:p>Octave Forge (select packs under categories)</text:p>
          </table:table-cell>
          <table:table-cell table:number-columns-repeated="998"/>
        </table:table-row>
        <table:table-row table:style-name="ro1">
          <table:table-cell office:value-type="string" calcext:value-type="string">
            <text:p>JuliaDiffEq/DiffEqFlux.jl</text:p>
          </table:table-cell>
          <table:table-cell office:value-type="string" calcext:value-type="string">
            <text:p>DiffEqFlux.jl</text:p>
          </table:table-cell>
          <table:table-cell office:value-type="string" calcext:value-type="string">
            <text:p><text:a xlink:href="https://github.com/JuliaDiffEq/DiffEqFlux.jl" xlink:type="simple">https://github.com/JuliaDiffEq/DiffEqFlux.jl</text:a></text:p>
          </table:table-cell>
          <table:table-cell office:value-type="string" calcext:value-type="string">
            <text:p><text:a xlink:href="https://julialang.org/blog/2019/01/fluxdiffeq" xlink:type="simple">https://julialang.org/blog/2019/01/fluxdiffeq</text:a></text:p>
          </table:table-cell>
          <table:table-cell office:value-type="string" calcext:value-type="string">
            <text:p>fuses the world of differential equations with machine learning by helping users put diffeq solvers into neural networks.</text:p>
          </table:table-cell>
          <table:table-cell office:value-type="string" calcext:value-type="string">
            <text:p>julia</text:p>
          </table:table-cell>
          <table:table-cell/>
          <table:table-cell office:value-type="string" calcext:value-type="string">
            <text:p>julia package</text:p>
          </table:table-cell>
          <table:table-cell table:number-columns-repeated="6"/>
          <table:table-cell office:value-type="string" calcext:value-type="string">
            <text:p><text:a xlink:href="https://github.com/JuliaDiffEq/DiffEqFlux.jl/tree/master/test" xlink:type="simple">https://github.com/JuliaDiffEq/DiffEqFlux.jl/tree/master/test</text:a></text:p>
          </table:table-cell>
          <table:table-cell table:number-columns-repeated="10"/>
          <table:table-cell office:value-type="string" calcext:value-type="string">
            <text:p>language specific (Julia)</text:p>
          </table:table-cell>
          <table:table-cell table:number-columns-repeated="998"/>
        </table:table-row>
        <table:table-row table:style-name="ro1">
          <table:table-cell office:value-type="string" calcext:value-type="string">
            <text:p>cvxopt/cvxopt</text:p>
          </table:table-cell>
          <table:table-cell office:value-type="string" calcext:value-type="string">
            <text:p>CVXOPT</text:p>
          </table:table-cell>
          <table:table-cell office:value-type="string" calcext:value-type="string">
            <text:p><text:a xlink:href="https://github.com/cvxopt/cvxopt" xlink:type="simple">https://github.com/cvxopt/cvxopt</text:a></text:p>
          </table:table-cell>
          <table:table-cell table:number-columns-repeated="22"/>
          <table:table-cell office:value-type="string" calcext:value-type="string">
            <text:p>github search (convex optimization)</text:p>
          </table:table-cell>
          <table:table-cell table:number-columns-repeated="998"/>
        </table:table-row>
        <table:table-row table:style-name="ro1">
          <table:table-cell office:value-type="string" calcext:value-type="string">
            <text:p>embotech/ecos</text:p>
          </table:table-cell>
          <table:table-cell office:value-type="string" calcext:value-type="string">
            <text:p>ECOS - Embedded Conic Solver</text:p>
          </table:table-cell>
          <table:table-cell office:value-type="string" calcext:value-type="string">
            <text:p><text:a xlink:href="https://github.com/embotech/ecos" xlink:type="simple">https://github.com/embotech/ecos</text:a></text:p>
          </table:table-cell>
          <table:table-cell/>
          <table:table-cell office:value-type="string" calcext:value-type="string">
            <text:p>A lightweight conic solver for second-order cone programming.</text:p>
          </table:table-cell>
          <table:table-cell office:value-type="string" calcext:value-type="string">
            <text:p>Objective-C</text:p>
          </table:table-cell>
          <table:table-cell table:number-columns-repeated="19"/>
          <table:table-cell office:value-type="string" calcext:value-type="string">
            <text:p>dependency of CVXPY</text:p>
          </table:table-cell>
          <table:table-cell table:number-columns-repeated="998"/>
        </table:table-row>
        <table:table-row table:style-name="ro1">
          <table:table-cell office:value-type="string" calcext:value-type="string">
            <text:p>bodono/scs-python</text:p>
          </table:table-cell>
          <table:table-cell office:value-type="string" calcext:value-type="string">
            <text:p>SCS-Python – Python Interface for SCS</text:p>
          </table:table-cell>
          <table:table-cell office:value-type="string" calcext:value-type="string">
            <text:p><text:a xlink:href="https://github.com/bodono/scs-python" xlink:type="simple">https://github.com/bodono/scs-python</text:a></text:p>
          </table:table-cell>
          <table:table-cell/>
          <table:table-cell office:value-type="string" calcext:value-type="string">
            <text:p>Python interface for SCS</text:p>
          </table:table-cell>
          <table:table-cell table:number-columns-repeated="2"/>
          <table:table-cell office:value-type="string" calcext:value-type="string">
            <text:p>interface</text:p>
          </table:table-cell>
          <table:table-cell table:number-columns-repeated="4"/>
          <table:table-cell office:value-type="string" calcext:value-type="string">
            <text:p>SCS</text:p>
          </table:table-cell>
          <table:table-cell table:number-columns-repeated="12"/>
          <table:table-cell office:value-type="string" calcext:value-type="string">
            <text:p>dependency of SCS-Python</text:p>
          </table:table-cell>
          <table:table-cell table:number-columns-repeated="998"/>
        </table:table-row>
        <table:table-row table:style-name="ro1">
          <table:table-cell office:value-type="string" calcext:value-type="string">
            <text:p>cvxgrp/scs</text:p>
          </table:table-cell>
          <table:table-cell office:value-type="string" calcext:value-type="string">
            <text:p>SCS – Splitting Conic Solver</text:p>
          </table:table-cell>
          <table:table-cell office:value-type="string" calcext:value-type="string">
            <text:p><text:a xlink:href="https://github.com/cvxgrp/scs" xlink:type="simple">https://github.com/cvxgrp/scs</text:a></text:p>
          </table:table-cell>
          <table:table-cell/>
          <table:table-cell office:value-type="string" calcext:value-type="string">
            <text:p>numerical optimization package for solving large-scale convex cone problems</text:p>
          </table:table-cell>
          <table:table-cell office:value-type="string" calcext:value-type="string">
            <text:p>C</text:p>
          </table:table-cell>
          <table:table-cell table:number-columns-repeated="2"/>
          <table:table-cell office:value-type="string" calcext:value-type="string">
            <text:p>optimization</text:p>
          </table:table-cell>
          <table:table-cell table:number-columns-repeated="16"/>
          <table:table-cell office:value-type="string" calcext:value-type="string">
            <text:p>dependency of CVXPY</text:p>
          </table:table-cell>
          <table:table-cell table:number-columns-repeated="998"/>
        </table:table-row>
        <table:table-row table:style-name="ro1">
          <table:table-cell office:value-type="string" calcext:value-type="string">
            <text:p>oxfordcontrol/osqp</text:p>
          </table:table-cell>
          <table:table-cell office:value-type="string" calcext:value-type="string">
            <text:p>OSQP - Operator Splitting QP Solver</text:p>
          </table:table-cell>
          <table:table-cell office:value-type="string" calcext:value-type="string">
            <text:p><text:a xlink:href="https://github.com/oxfordcontrol/osqp" xlink:type="simple">https://github.com/oxfordcontrol/osqp</text:a></text:p>
          </table:table-cell>
          <table:table-cell/>
          <table:table-cell office:value-type="string" calcext:value-type="string">
            <text:p>numerical optimization package for solving problems in the form <text:s/>minimize 0.5 x' P x + q' x <text:s/>subject to l &lt;= A x &lt;= u where x in R^n is the optimization variable.</text:p>
          </table:table-cell>
          <table:table-cell office:value-type="string" calcext:value-type="string">
            <text:p>C</text:p>
          </table:table-cell>
          <table:table-cell table:number-columns-repeated="2"/>
          <table:table-cell office:value-type="string" calcext:value-type="string">
            <text:p>optimization</text:p>
          </table:table-cell>
          <table:table-cell table:number-columns-repeated="16"/>
          <table:table-cell office:value-type="string" calcext:value-type="string">
            <text:p>dependency of CVXPY</text:p>
          </table:table-cell>
          <table:table-cell table:number-columns-repeated="998"/>
        </table:table-row>
        <table:table-row table:style-name="ro1">
          <table:table-cell table:number-columns-repeated="2" office:value-type="string" calcext:value-type="string">
            <text:p>GNU Archimedes</text:p>
          </table:table-cell>
          <table:table-cell/>
          <table:table-cell office:value-type="string" calcext:value-type="string">
            <text:p><text:a xlink:href="https://www.gnu.org/software/archimedes/" xlink:type="simple">https://www.gnu.org/software/archimedes/</text:a></text:p>
          </table:table-cell>
          <table:table-cell table:number-columns-repeated="21"/>
          <table:table-cell office:value-type="string" calcext:value-type="string">
            <text:p>GNU software package</text:p>
          </table:table-cell>
          <table:table-cell table:number-columns-repeated="998"/>
        </table:table-row>
        <table:table-row table:style-name="ro1">
          <table:table-cell table:number-columns-repeated="2" office:value-type="string" calcext:value-type="string">
            <text:p>GNU MCSim</text:p>
          </table:table-cell>
          <table:table-cell/>
          <table:table-cell office:value-type="string" calcext:value-type="string">
            <text:p><text:a xlink:href="https://www.gnu.org/software/mcsim" xlink:type="simple">https://www.gnu.org/software/mcsim</text:a></text:p>
          </table:table-cell>
          <table:table-cell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number-columns-repeated="20"/>
          <table:table-cell office:value-type="string" calcext:value-type="string">
            <text:p>GNU software package</text:p>
          </table:table-cell>
          <table:table-cell table:number-columns-repeated="998"/>
        </table:table-row>
        <table:table-row table:style-name="ro1">
          <table:table-cell office:value-type="string" calcext:value-type="string">
            <text:p>flame/blis</text:p>
          </table:table-cell>
          <table:table-cell/>
          <table:table-cell office:value-type="string" calcext:value-type="string">
            <text:p><text:a xlink:href="https://github.com/flame/blis" xlink:type="simple">https://github.com/flame/blis</text:a></text:p>
          </table:table-cell>
          <table:table-cell/>
          <table:table-cell office:value-type="string" calcext:value-type="string">
            <text:p>instantiating high-performance BLAS-like dense linear algebra libraries</text:p>
          </table:table-cell>
          <table:table-cell office:value-type="string" calcext:value-type="string">
            <text:p>C</text:p>
          </table:table-cell>
          <table:table-cell/>
          <table:table-cell office:value-type="string" calcext:value-type="string">
            <text:p>framework</text:p>
          </table:table-cell>
          <table:table-cell table:number-columns-repeated="1016"/>
        </table:table-row>
        <table:table-row table:style-name="ro1">
          <table:table-cell table:style-name="ce13" office:value-type="string" calcext:value-type="string">
            <text:p>numpy/numpy</text:p>
          </table:table-cell>
          <table:table-cell office:value-type="string" calcext:value-type="string">
            <text:p>Numpy</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table:table-cell/>
          <table:table-cell office:value-type="string" calcext:value-type="string">
            <text:p>library</text:p>
          </table:table-cell>
          <table:table-cell table:number-columns-repeated="17"/>
          <table:table-cell office:value-type="string" calcext:value-type="string">
            <text:p>dependency of SciPy</text:p>
          </table:table-cell>
          <table:table-cell table:style-name="ce13" office:value-type="string" calcext:value-type="string">
            <text:p>Dependency of Scipy; unlikely to contain any iterative methods</text:p>
          </table:table-cell>
          <table:table-cell table:number-columns-repeated="997"/>
        </table:table-row>
        <table:table-row table:style-name="ro1">
          <table:table-cell office:value-type="string" calcext:value-type="string">
            <text:p>scikit-optimize/scikit-optimize</text:p>
          </table:table-cell>
          <table:table-cell/>
          <table:table-cell office:value-type="string" calcext:value-type="string">
            <text:p><text:a xlink:href="https://github.com/scikit-optimize/scikit-optimize" xlink:type="simple">https://github.com/scikit-optimize/scikit-optimize</text:a></text:p>
          </table:table-cell>
          <table:table-cell office:value-type="string" calcext:value-type="string">
            <text:p><text:a xlink:href="https://scikit-optimize.github.io/" xlink:type="simple">https://scikit-optimize.github.io/</text:a></text:p>
          </table:table-cell>
          <table:table-cell office:value-type="string" calcext:value-type="string">
            <text:p>Sequential model-based optimization with a `scipy.optimize` interface</text:p>
          </table:table-cell>
          <table:table-cell office:value-type="string" calcext:value-type="string">
            <text:p>python;library;optimization</text:p>
          </table:table-cell>
          <table:table-cell table:number-columns-repeated="13"/>
          <table:table-cell office:value-type="float" office:value="8.24" calcext:value-type="float">
            <text:p>8.24</text:p>
          </table:table-cell>
          <table:table-cell table:number-columns-repeated="3"/>
          <table:table-cell table:style-name="ce12" office:value-type="date" office:date-value="2016-03-20" calcext:value-type="date">
            <text:p>03/20/16</text:p>
          </table:table-cell>
          <table:table-cell office:value-type="date" office:date-value="2019-04-29" calcext:value-type="date">
            <text:p>Apr 29, 2019</text:p>
          </table:table-cell>
          <table:table-cell table:number-columns-repeated="999"/>
        </table:table-row>
        <table:table-row table:style-name="ro1">
          <table:table-cell office:value-type="string" calcext:value-type="string">
            <text:p>Scikit-learn</text:p>
          </table:table-cell>
          <table:table-cell/>
          <table:table-cell office:value-type="string" calcext:value-type="string">
            <text:p><text:a xlink:href="https://github.com/scikit-learn/scikit-learn" xlink:type="simple">https://github.com/scikit-learn/scikit-learn</text:a></text:p>
          </table:table-cell>
          <table:table-cell office:value-type="string" calcext:value-type="string">
            <text:p><text:a xlink:href="http://scikit-learn.org/" xlink:type="simple">http://scikit-learn.org</text:a></text:p>
          </table:table-cell>
          <table:table-cell office:value-type="string" calcext:value-type="string">
            <text:p>module for machine learning built on top of SciPy</text:p>
          </table:table-cell>
          <table:table-cell office:value-type="string" calcext:value-type="string">
            <text:p>python;library</text:p>
          </table:table-cell>
          <table:table-cell/>
          <table:table-cell table:style-name="ce8" table:number-columns-repeated="2"/>
          <table:table-cell table:number-columns-repeated="16"/>
          <table:table-cell office:value-type="string" calcext:value-type="string">
            <text:p>language specific (Python,PyPI)</text:p>
          </table:table-cell>
          <table:table-cell table:number-columns-repeated="998"/>
        </table:table-row>
        <table:table-row table:style-name="ro1">
          <table:table-cell office:value-type="string" calcext:value-type="string">
            <text:p>Gurobi</text:p>
          </table:table-cell>
          <table:table-cell table:number-columns-repeated="2"/>
          <table:table-cell office:value-type="string" calcext:value-type="string">
            <text:p><text:a xlink:href="http://www.gurobi.com/products/features-benefits" xlink:type="simple">http://www.gurobi.com/products/features-benefits</text:a></text:p>
          </table:table-cell>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SciPy" table:style-name="ta1">
        <office:forms form:automatic-focus="false" form:apply-design-mode="false"/>
        <table:table-column table:style-name="co24" table:default-cell-style-name="Default"/>
        <table:table-row table:style-name="ro1">
          <table:table-cell/>
        </table:table-row>
      </table:table>
      <table:table table:name="issues" table:style-name="ta1">
        <office:forms form:automatic-focus="false" form:apply-design-mode="false"/>
        <table:table-column table:style-name="co26" table:default-cell-style-name="Default"/>
        <table:table-column table:style-name="co24" table:number-columns-repeated="2" table:default-cell-style-name="Default"/>
        <table:table-column table:style-name="co27" table:default-cell-style-name="Default"/>
        <table:table-column table:style-name="co28" table:default-cell-style-name="Default"/>
        <table:table-column table:style-name="co24" table:number-columns-repeated="4" table:default-cell-style-name="Default"/>
        <table:table-column table:style-name="co29"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protocol" table:style-name="ta1">
        <office:forms form:automatic-focus="false" form:apply-design-mode="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row table:style-name="ro1">
          <table:table-cell table:style-name="ce1" office:value-type="string" calcext:value-type="string">
            <text:p>Protocol</text:p>
          </table:table-cell>
          <table:table-cell table:style-name="ce2"/>
          <table:table-cell table:number-columns-repeated="4"/>
        </table:table-row>
        <table:table-row table:style-name="ro1">
          <table:table-cell table:style-name="ce2" office:value-type="string" calcext:value-type="string">
            <text:p>Scoping review on numerical methods / scientific computing software </text:p>
          </table:table-cell>
          <table:table-cell table:style-name="ce2"/>
          <table:table-cell table:number-columns-repeated="4"/>
        </table:table-row>
        <table:table-row table:style-name="ro1">
          <table:table-cell table:style-name="ce2" office:value-type="string" calcext:value-type="string">
            <text:p>Goal is to record / observe software development</text:p>
          </table:table-cell>
          <table:table-cell table:style-name="ce2"/>
          <table:table-cell table:number-columns-repeated="4"/>
        </table:table-row>
        <table:table-row table:style-name="ro1" table:number-rows-repeated="2">
          <table:table-cell table:style-name="ce2" table:number-columns-repeated="2"/>
          <table:table-cell table:number-columns-repeated="4"/>
        </table:table-row>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2"><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1">GNU software package &lt;</text:span><text:span text:style-name="T1"><text:a xlink:href="https://www.gnu.org/software" xlink:type="simple">https://www.gnu.org/software</text:a></text:span><text:span text:style-name="T1">&gt; &lt;</text:span><text:span text:style-name="T1"><text:a xlink:href="https://en.wikipedia.org/wiki/List_of_GNU_packages#Scientific_software" xlink:type="simple">https://en.wikipedia.org/wiki/List_of_GNU_packages#Scientific_software</text:a></text:span><text:span text:style-name="T1">&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2" office:value-type="string" calcext:value-type="string">
            <text:p>language specific (see language specific section)</text:p>
          </table:table-cell>
          <table:table-cell table:number-columns-repeated="5"/>
        </table:table-row>
        <table:table-row table:style-name="ro1">
          <table:table-cell table:style-name="ce2"/>
          <table:table-cell table:number-columns-repeated="5"/>
        </table:table-row>
        <table:table-row table:style-name="ro1">
          <table:table-cell table:style-name="ce1" office:value-type="string" calcext:value-type="string">
            <text:p>language specific</text:p>
          </table:table-cell>
          <table:table-cell table:number-columns-repeated="5"/>
        </table:table-row>
        <table:table-row table:style-name="ro1">
          <table:table-cell table:style-name="ce2"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2"/>
          <table:table-cell table:number-columns-repeated="5"/>
        </table:table-row>
        <table:table-row table:style-name="ro1">
          <table:table-cell table:style-name="ce2"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Search guide</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text:p>
          </table:table-cell>
          <table:table-cell table:number-columns-repeated="5"/>
        </table:table-row>
        <table:table-row table:style-name="ro1">
          <table:table-cell office:value-type="string" calcext:value-type="string">
            <text:p>category</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st coverage?</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office:value-type="string" calcext:value-type="string">
            <text:p>size (MiB) – obtained from GitHub API via Shywim/github-repo-size &lt;https://github.com/Shywim/github-repo-size&gt;</text:p>
          </table:table-cell>
          <table:table-cell table:number-columns-repeated="5"/>
        </table:table-row>
        <table:table-row table:style-name="ro1">
          <table:table-cell office:value-type="string" calcext:value-type="string">
            <text:p># of files – obtained from cloc &lt;https://github.com/AlDanial/cloc&gt;</text:p>
          </table:table-cell>
          <table:table-cell table:number-columns-repeated="5"/>
        </table:table-row>
        <table:table-row table:style-name="ro1">
          <table:table-cell office:value-type="string" calcext:value-type="string">
            <text:p><text:span text:style-name="T1">lines of code – obtained from cloc &lt;</text:span><text:span text:style-name="T1"><text:a xlink:href="https://github.com/AlDanial/cloc" xlink:type="simple">https://github.com/AlDanial/cloc</text:a></text:span><text:span text:style-name="T1">&gt;</text:span></text:p>
          </table:table-cell>
          <table:table-cell table:number-columns-repeated="5"/>
        </table:table-row>
        <table:table-row table:style-name="ro1">
          <table:table-cell office:value-type="string" calcext:value-type="string">
            <text:p># commits</text:p>
          </table:table-cell>
          <table:table-cell table:number-columns-repeated="5"/>
        </table:table-row>
        <table:table-row table:style-name="ro1">
          <table:table-cell office:value-type="string" calcext:value-type="string">
            <text:p>first commit</text:p>
          </table:table-cell>
          <table:table-cell table:number-columns-repeated="5"/>
        </table:table-row>
        <table:table-row table:style-name="ro1">
          <table:table-cell office:value-type="string" calcext:value-type="string">
            <text:p>last commit (up to May 8)</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office:forms form:automatic-focus="false" form:apply-design-mode="false"/>
        <table:table-column table:style-name="co36" table:default-cell-style-name="ce26"/>
        <table:table-column table:style-name="co37" table:default-cell-style-name="Default"/>
        <table:table-row table:style-name="ro1">
          <table:table-cell table:style-name="ce24" office:value-type="string" calcext:value-type="string">
            <text:p>Observations</text:p>
          </table:table-cell>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25" office:value-type="string" calcext:value-type="string">
            <text:p>GNU Savannah is a collaborative software development management system for free Software projects</text:p>
          </table:table-cell>
          <table:table-cell/>
        </table:table-row>
        <table:table-row table:style-name="ro1">
          <table:table-cell table:style-name="ce25" office:value-type="string" calcext:value-type="string">
            <text:p>Jira: bug/issue tracking</text:p>
          </table:table-cell>
          <table:table-cell/>
        </table:table-row>
        <table:table-row table:style-name="ro1">
          <table:table-cell table:style-name="ce25"/>
          <table:table-cell/>
        </table:table-row>
        <table:table-row table:style-name="ro1">
          <table:table-cell table:style-name="ce34" office:value-type="string" calcext:value-type="string">
            <text:p>Uri Ascher.</text:p>
          </table:table-cell>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cell/>
        </table:table-row>
        <table:table-row table:style-name="ro1">
          <table:table-cell table:style-name="ce25" office:value-type="string" calcext:value-type="string">
            <text:p>Uri Ascher suggests looking into applications of optimization like graphics and animation rendering</text:p>
          </table:table-cell>
          <table:table-cell/>
        </table:table-row>
        <table:table-row table:style-name="ro1">
          <table:table-cell table:style-name="ce25" office:value-type="string" calcext:value-type="string">
            <text:p>Uri Ascher mentioned the SIGGRAPH conference</text:p>
          </table:table-cell>
          <table:table-cell/>
        </table:table-row>
        <table:table-row table:style-name="ro1">
          <table:table-cell table:style-name="ce25" office:value-type="string" calcext:value-type="string">
            <text:p>Uri Ascher finds ML interesting</text:p>
          </table:table-cell>
          <table:table-cell/>
        </table:table-row>
        <table:table-row table:style-name="ro1">
          <table:table-cell table:style-name="ce25"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35"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25" office:value-type="string" calcext:value-type="string">
            <text:p>Github: as of now it is hard to filter Github results.</text:p>
          </table:table-cell>
          <table:table-cell/>
        </table:table-row>
        <table:table-row table:style-name="ro1">
          <table:table-cell table:style-name="ce25" office:value-type="string" calcext:value-type="string">
            <text:p>Check the Creator of one software are most likely</text:p>
          </table:table-cell>
          <table:table-cell/>
        </table:table-row>
        <table:table-row table:style-name="ro1" table:number-rows-repeated="4">
          <table:table-cell table:style-name="ce25"/>
          <table:table-cell/>
        </table:table-row>
        <table:table-row table:style-name="ro1">
          <table:table-cell table:style-name="ce35" office:value-type="string" calcext:value-type="string">
            <text:p>Library/repository categories.</text:p>
          </table:table-cell>
          <table:table-cell/>
        </table:table-row>
        <table:table-row table:style-name="ro2">
          <table:table-cell table:style-name="ce25"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25"/>
          <table:table-cell/>
        </table:table-row>
        <table:table-row table:style-name="ro2">
          <table:table-cell table:style-name="ce25" office:value-type="string" calcext:value-type="string">
            <text:p>- special functions: airy fn, beta fn, gamma fn, bessel fn, elliptic integral, Legrendre/Laguerre/Hermite/Chebyshev polynomials</text:p>
          </table:table-cell>
          <table:table-cell/>
        </table:table-row>
        <table:table-row table:style-name="ro1">
          <table:table-cell table:style-name="ce25" office:value-type="string" calcext:value-type="string">
            <text:p>- integration</text:p>
          </table:table-cell>
          <table:table-cell/>
        </table:table-row>
        <table:table-row table:style-name="ro1">
          <table:table-cell table:style-name="ce25" office:value-type="string" calcext:value-type="string">
            <text:p>- optimization: convex optimization</text:p>
          </table:table-cell>
          <table:table-cell/>
        </table:table-row>
        <table:table-row table:style-name="ro1">
          <table:table-cell table:style-name="ce25" office:value-type="string" calcext:value-type="string">
            <text:p>- signal processing: b-splines</text:p>
          </table:table-cell>
          <table:table-cell/>
        </table:table-row>
        <table:table-row table:style-name="ro1">
          <table:table-cell table:style-name="ce25" office:value-type="string" calcext:value-type="string">
            <text:p>- finite element method (DUNE FEM)</text:p>
          </table:table-cell>
          <table:table-cell/>
        </table:table-row>
        <table:table-row table:style-name="ro1">
          <table:table-cell table:style-name="ce25" office:value-type="string" calcext:value-type="string">
            <text:p>- linear algebra (OpenBLAS)</text:p>
          </table:table-cell>
          <table:table-cell/>
        </table:table-row>
        <table:table-row table:style-name="ro1">
          <table:table-cell table:style-name="ce25" office:value-type="string" calcext:value-type="string">
            <text:p>- fourier transform (FFTW, FFTPACK)</text:p>
          </table:table-cell>
          <table:table-cell/>
        </table:table-row>
        <table:table-row table:style-name="ro2">
          <table:table-cell table:style-name="ce25" office:value-type="string" calcext:value-type="string">
            <text:p><text:span text:style-name="T3">- differential equations: Rung Kutta RK, Symplectic Euler, Implicit Euler, Integration, Bulirsch Stoer, Adams Bashforth</text:span> (ODEPACK, Boost ODEINT)</text:p>
          </table:table-cell>
          <table:table-cell/>
        </table:table-row>
        <table:table-row table:style-name="ro1">
          <table:table-cell table:style-name="ce25" office:value-type="string" calcext:value-type="string">
            <text:p>- interpolation: spine (FITPACK)</text:p>
          </table:table-cell>
          <table:table-cell/>
        </table:table-row>
        <table:table-row table:style-name="ro1">
          <table:table-cell table:style-name="ce25" office:value-type="string" calcext:value-type="string">
            <text:p>- spatial: conic hull <text:span text:style-name="T4">(</text:span>Qhull<text:span text:style-name="T4">)</text:span></text:p>
          </table:table-cell>
          <table:table-cell/>
        </table:table-row>
        <table:table-row table:style-name="ro1">
          <table:table-cell table:style-name="ce25" office:value-type="string" calcext:value-type="string">
            <text:p>- machine learning: not sure if this is numerical methods. ML is commonly used to solve ODEs</text:p>
          </table:table-cell>
          <table:table-cell/>
        </table:table-row>
        <table:table-row table:style-name="ro1">
          <table:table-cell table:style-name="ce25"/>
          <table:table-cell/>
        </table:table-row>
        <table:table-row table:style-name="ro1">
          <table:table-cell table:style-name="ce35" office:value-type="string" calcext:value-type="string">
            <text:p>Software generally fall into categories:</text:p>
          </table:table-cell>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25" office:value-type="string" calcext:value-type="string">
            <text:p>(1.1) linear algebra library, usually implementing the BLAS specification</text:p>
          </table:table-cell>
          <table:table-cell/>
        </table:table-row>
        <table:table-row table:style-name="ro1">
          <table:table-cell table:style-name="ce25" office:value-type="string" calcext:value-type="string">
            <text:p>(1.2) Fast Fourier Transform (FFT) library (FFTW)</text:p>
          </table:table-cell>
          <table:table-cell/>
        </table:table-row>
        <table:table-row table:style-name="ro1">
          <table:table-cell table:style-name="ce25" office:value-type="string" calcext:value-type="string">
            <text:p>(1.3) Special functions library (implements Chebyshev, Bessel function, Airy function) (GLS)</text:p>
          </table:table-cell>
          <table:table-cell/>
        </table:table-row>
        <table:table-row table:style-name="ro1">
          <table:table-cell table:style-name="ce25" office:value-type="string" calcext:value-type="string">
            <text:p>(1.4) scientific computing and optimization library (ensmallen, GLS)</text:p>
          </table:table-cell>
          <table:table-cell/>
        </table:table-row>
        <table:table-row table:style-name="ro1">
          <table:table-cell table:style-name="ce25"/>
          <table:table-cell/>
        </table:table-row>
        <table:table-row table:style-name="ro1">
          <table:table-cell table:style-name="ce25" office:value-type="string" calcext:value-type="string">
            <text:p>(2) language specific library</text:p>
          </table:table-cell>
          <table:table-cell/>
        </table:table-row>
        <table:table-row table:style-name="ro1">
          <table:table-cell table:style-name="ce25" office:value-type="string" calcext:value-type="string">
            <text:p>(2.1) library that act as wrapper or interfaces to math kernel libraries</text:p>
          </table:table-cell>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25"/>
          <table:table-cell/>
        </table:table-row>
        <table:table-row table:style-name="ro1">
          <table:table-cell table:style-name="ce25" office:value-type="string" calcext:value-type="string">
            <text:p>(3) library for differential equations (DUNE)</text:p>
          </table:table-cell>
          <table:table-cell/>
        </table:table-row>
        <table:table-row table:style-name="ro1">
          <table:table-cell table:style-name="ce25" office:value-type="string" calcext:value-type="string">
            <text:p><text:span text:style-name="T1">(4) library for linear programming (ensmallen</text:span>)</text:p>
          </table:table-cell>
          <table:table-cell/>
        </table:table-row>
        <table:table-row table:style-name="ro1">
          <table:table-cell table:style-name="ce25"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25" office:value-type="string" calcext:value-type="string">
            <text:p>Many software seem to use fixed number of iterations</text:p>
          </table:table-cell>
          <table:table-cell/>
        </table:table-row>
        <table:table-row table:style-name="ro1" table:number-rows-repeated="2">
          <table:table-cell table:style-name="ce25"/>
          <table:table-cell/>
        </table:table-row>
        <table:table-row table:style-name="ro1" table:number-rows-repeated="1048520">
          <table:table-cell table:number-columns-repeated="2"/>
        </table:table-row>
        <table:table-row table:style-name="ro1">
          <table:table-cell table:number-columns-repeated="2"/>
        </table:table-row>
      </table:table>
      <table:table table:name="Tasks" table:style-name="ta1">
        <office:forms form:automatic-focus="false" form:apply-design-mode="false"/>
        <table:table-column table:style-name="co38" table:default-cell-style-name="ce25"/>
        <table:table-column table:style-name="co24" table:default-cell-style-name="Default"/>
        <table:table-row table:style-name="ro1">
          <table:table-cell table:style-name="ce1" office:value-type="string" calcext:value-type="string">
            <text:p>Tasks</text:p>
          </table:table-cell>
          <table:table-cell/>
        </table:table-row>
        <table:table-row table:style-name="ro1">
          <table:table-cell office:value-type="string" calcext:value-type="string">
            <text:p>Check out ACM TOMS, SUNDIALS</text:p>
          </table:table-cell>
          <table:table-cell/>
        </table:table-row>
        <table:table-row table:style-name="ro1">
          <table:table-cell office:value-type="string" calcext:value-type="string">
            <text:p>Mathworks; Octave</text:p>
          </table:table-cell>
          <table:table-cell/>
        </table:table-row>
        <table:table-row table:style-name="ro1">
          <table:table-cell table:style-name="Default" office:value-type="string" calcext:value-type="string">
            <text:p>Defects4j</text:p>
          </table:table-cell>
          <table:table-cell/>
        </table:table-row>
        <table:table-row table:style-name="ro1">
          <table:table-cell office:value-type="string" calcext:value-type="string">
            <text:p>Relevant citations</text:p>
          </table:table-cell>
          <table:table-cell/>
        </table:table-row>
        <table:table-row table:style-name="ro1">
          <table:table-cell office:value-type="string" calcext:value-type="string">
            <text:p>Co back to PRISMA guide and refer to guide for research</text:p>
          </table:table-cell>
          <table:table-cell/>
        </table:table-row>
        <table:table-row table:style-name="ro2">
          <table:table-cell office:value-type="string" calcext:value-type="string">
            <text:p>Ried’s paper 10, 15 Sieman benchmark suite – manually seeded faults; SIR 36</text:p>
          </table:table-cell>
          <table:table-cell/>
        </table:table-row>
        <table:table-row table:style-name="ro1">
          <table:table-cell table:style-name="Default"/>
          <table:table-cell/>
        </table:table-row>
        <table:table-row table:style-name="ro1">
          <table:table-cell table:style-name="Default" office:value-type="string" calcext:value-type="string">
            <text:p>See if I can pull code from the Github API</text:p>
          </table:table-cell>
          <table:table-cell table:style-name="ce3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3">00/00/0000</text:date>, <text:time style:data-style-name="N2" text:time-value="09:52:30.2920217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3T17:00:26.336025071</dc:date>
    <meta:editing-duration>PT19H4M15S</meta:editing-duration>
    <meta:editing-cycles>258</meta:editing-cycles>
    <meta:generator>LibreOffice/6.2.3.2$Linux_X86_64 LibreOffice_project/20$Build-2</meta:generator>
    <meta:document-statistic meta:table-count="6" meta:cell-count="1426" meta:object-count="0"/>
  </office:meta>
</office:document-meta>
</file>